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style:text-underline-style="solid" style:text-underline-width="auto" style:text-underline-color="font-color"/>
    </style:style>
    <style:style style:name="T1" style:family="text">
      <style:text-properties fo:color="#00800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808000"/>
    </style:style>
    <style:style style:name="T5" style:family="text">
      <style:text-properties fo:color="#00008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#include</text:span><text:span text:style-name="T2"> </text:span>"mainwindow.h"</text:p>
      <text:p text:style-name="P3"><text:span text:style-name="T5">#include</text:span><text:span text:style-name="T2"> </text:span><text:span text:style-name="T1">"ui_mainwindow.h"</text:span></text:p>
      <text:p text:style-name="P3"><text:span text:style-name="T5">#include</text:span><text:span text:style-name="T2"> </text:span><text:span text:style-name="T1">&lt;QDebug&gt;</text:span></text:p>
      <text:p text:style-name="P3"><text:span text:style-name="T5">#include</text:span><text:span text:style-name="T2"> </text:span><text:span text:style-name="T1">&lt;QTimer&gt;</text:span></text:p>
      <text:p text:style-name="P3"><text:span text:style-name="T5">#include</text:span><text:span text:style-name="T2"> </text:span><text:span text:style-name="T1">&lt;QFileDialog&gt;</text:span></text:p>
      <text:p text:style-name="P3"><text:span text:style-name="T5">#include</text:span><text:span text:style-name="T1">&lt;opencv2/core/core.hpp&gt;</text:span></text:p>
      <text:p text:style-name="P3"><text:span text:style-name="T5">#include</text:span><text:span text:style-name="T1">&lt;opencv2/ml/ml.hpp&gt;</text:span></text:p>
      <text:p text:style-name="P3"><text:span text:style-name="T5">#include</text:span><text:span text:style-name="T1">&lt;opencv/cv.h&gt;</text:span></text:p>
      <text:p text:style-name="P3"><text:span text:style-name="T5">#include</text:span><text:span text:style-name="T1">&lt;opencv2/imgproc/imgproc.hpp&gt;</text:span></text:p>
      <text:p text:style-name="P3"><text:span text:style-name="T5">#include</text:span><text:span text:style-name="T1">&lt;opencv2/highgui/highgui.hpp&gt;</text:span></text:p>
      <text:p text:style-name="P3"><text:span text:style-name="T5">#include</text:span><text:span text:style-name="T1">&lt;opencv2/video/background_segm.hpp&gt;</text:span></text:p>
      <text:p text:style-name="P3"><text:span text:style-name="T5">#include</text:span><text:span text:style-name="T1">&lt;opencv2/videoio.hpp&gt;</text:span></text:p>
      <text:p text:style-name="P3"><text:span text:style-name="T5">#include</text:span><text:span text:style-name="T1">&lt;opencv2/imgcodecs.hpp&gt;</text:span></text:p>
      <text:p text:style-name="P3"><text:span text:style-name="T5">#include</text:span><text:span text:style-name="T2"> </text:span><text:span text:style-name="T1">"mat2qimage.h"</text:span></text:p>
      <text:p text:style-name="P3"><text:span text:style-name="T5">#include</text:span><text:span text:style-name="T2"> </text:span><text:span text:style-name="T1">&lt;QSerialPort&gt;</text:span></text:p>
      <text:p text:style-name="P3"><text:span text:style-name="T5">#include</text:span><text:span text:style-name="T2"> </text:span><text:span text:style-name="T1">&lt;QSerialPortInfo&gt;</text:span></text:p>
      <text:p text:style-name="P1"><text:span text:style-name="T5">#include</text:span><text:span text:style-name="T1">&lt;QMouseEvent&gt;</text:span></text:p>
      <text:p text:style-name="P3"><text:span text:style-name="T4">using</text:span><text:span text:style-name="T2"> </text:span><text:span text:style-name="T4">namespace</text:span><text:span text:style-name="T2"> </text:span><text:span text:style-name="T3">cv</text:span>;</text:p>
      <text:p text:style-name="P1"><text:span text:style-name="T4">using</text:span><text:span text:style-name="T2"> </text:span><text:span text:style-name="T4">namespace</text:span><text:span text:style-name="T2"> </text:span><text:span text:style-name="T3">std</text:span>;</text:p>
      <text:p text:style-name="P3"><text:span text:style-name="T1">//Camara</text:span><text:span text:style-name="T2"> </text:span><text:span text:style-name="T1">a</text:span><text:span text:style-name="T2"> </text:span><text:span text:style-name="T1">utilizar</text:span></text:p>
      <text:p text:style-name="P1"><text:span text:style-name="T3">VideoCapture</text:span><text:span text:style-name="T2"> </text:span>camara1(<text:span text:style-name="T5">0</text:span>);</text:p>
      <text:p text:style-name="P3"><text:span text:style-name="T4">bool</text:span><text:span text:style-name="T2"> </text:span>primeraVez<text:span text:style-name="T2"> </text:span>=<text:span text:style-name="T2"> </text:span><text:span text:style-name="T4">false</text:span>;</text:p>
      <text:p text:style-name="P3"><text:span text:style-name="T3">Point</text:span><text:span text:style-name="T2"> </text:span>origenMouse;</text:p>
      <text:p text:style-name="P1"><text:span text:style-name="T3">Size</text:span><text:span text:style-name="T2"> </text:span>tamanioMouse;</text:p>
      <text:p text:style-name="P3"><text:span text:style-name="T3">Mat</text:span><text:span text:style-name="T2"> </text:span>IMAGEN;<text:span text:style-name="T2"> <text:s text:c="2"/></text:span><text:span text:style-name="T1">//Para</text:span><text:span text:style-name="T2"> </text:span><text:span text:style-name="T1">guardar</text:span><text:span text:style-name="T2"> </text:span><text:span text:style-name="T1">la</text:span><text:span text:style-name="T2"> </text:span><text:span text:style-name="T1">imagen</text:span><text:span text:style-name="T2"> </text:span><text:span text:style-name="T1">que</text:span><text:span text:style-name="T2"> </text:span><text:span text:style-name="T1">se</text:span><text:span text:style-name="T2"> </text:span><text:span text:style-name="T1">abrirá</text:span></text:p>
      <text:p text:style-name="P3"><text:span text:style-name="T3">Mat</text:span><text:span text:style-name="T2"> </text:span>IMAGENchica;<text:span text:style-name="T2"> <text:s text:c="3"/></text:span><text:span text:style-name="T1">//Guardará</text:span><text:span text:style-name="T2"> </text:span><text:span text:style-name="T1">la</text:span><text:span text:style-name="T2"> </text:span><text:span text:style-name="T1">imagen</text:span><text:span text:style-name="T2"> </text:span><text:span text:style-name="T1">pequeña</text:span></text:p>
      <text:p text:style-name="P3"><text:span text:style-name="T3">Mat</text:span><text:span text:style-name="T2"> </text:span>imagenROIGRANDE;</text:p>
      <text:p text:style-name="P3"><text:span text:style-name="T3">Mat</text:span><text:span text:style-name="T2"> </text:span>ImagenHSV;<text:span text:style-name="T2"> <text:s text:c="2"/></text:span><text:span text:style-name="T1">//Aquí</text:span><text:span text:style-name="T2"> </text:span><text:span text:style-name="T1">se</text:span><text:span text:style-name="T2"> </text:span><text:span text:style-name="T1">guarda</text:span><text:span text:style-name="T2"> </text:span><text:span text:style-name="T1">la</text:span><text:span text:style-name="T2"> </text:span><text:span text:style-name="T1">imagen</text:span><text:span text:style-name="T2"> </text:span><text:span text:style-name="T1">HSV</text:span></text:p>
      <text:p text:style-name="P3"><text:span text:style-name="T3">Mat</text:span><text:span text:style-name="T2"> </text:span>ImagenDesenfoque;<text:span text:style-name="T2"> <text:s/></text:span><text:span text:style-name="T1">//Para</text:span><text:span text:style-name="T2"> </text:span><text:span text:style-name="T1">la</text:span><text:span text:style-name="T2"> </text:span><text:span text:style-name="T1">imagen</text:span><text:span text:style-name="T2"> </text:span><text:span text:style-name="T1">con</text:span><text:span text:style-name="T2"> </text:span><text:span text:style-name="T1">desenfoque</text:span></text:p>
      <text:p text:style-name="P3"><text:span text:style-name="T3">Mat</text:span><text:span text:style-name="T2"> </text:span>ImagenFiltrada;<text:span text:style-name="T2"> <text:s/></text:span><text:span text:style-name="T1">//Para</text:span><text:span text:style-name="T2"> </text:span><text:span text:style-name="T1">la</text:span><text:span text:style-name="T2"> </text:span><text:span text:style-name="T1">imagen</text:span><text:span text:style-name="T2"> </text:span><text:span text:style-name="T1">binaria</text:span><text:span text:style-name="T2"> </text:span><text:span text:style-name="T1">que</text:span><text:span text:style-name="T2"> </text:span><text:span text:style-name="T1">resulta</text:span><text:span text:style-name="T2"> </text:span><text:span text:style-name="T1">de</text:span><text:span text:style-name="T2"> </text:span><text:span text:style-name="T1">inRange</text:span></text:p>
      <text:p text:style-name="P1"><text:span text:style-name="T4">int</text:span><text:span text:style-name="T2"> </text:span>area2;</text:p>
      <text:p text:style-name="P3"><text:span text:style-name="T4">int</text:span><text:span text:style-name="T2"> </text:span>r_canal0Min=<text:span text:style-name="T5">0</text:span>;</text:p>
      <text:p text:style-name="P3"><text:span text:style-name="T4">int</text:span><text:span text:style-name="T2"> </text:span>r_canal0Max=<text:span text:style-name="T5">78</text:span>;</text:p>
      <text:p text:style-name="P3"><text:span text:style-name="T4">int</text:span><text:span text:style-name="T2"> </text:span>r_canal1Min=<text:span text:style-name="T5">35</text:span>;</text:p>
      <text:p text:style-name="P3"><text:span text:style-name="T4">int</text:span><text:span text:style-name="T2"> </text:span>r_canal1Max=<text:span text:style-name="T5">68</text:span>;</text:p>
      <text:p text:style-name="P3"><text:span text:style-name="T4">int</text:span><text:span text:style-name="T2"> </text:span>r_canal2Min=<text:span text:style-name="T5">86</text:span>;</text:p>
      <text:p text:style-name="P1"><text:span text:style-name="T4">int</text:span><text:span text:style-name="T2"> </text:span>r_canal2Max=<text:span text:style-name="T5">178</text:span>;</text:p>
      <text:p text:style-name="P3"><text:span text:style-name="T4">int</text:span><text:span text:style-name="T2"> </text:span>g_canal0Min=<text:span text:style-name="T5">45</text:span>;</text:p>
      <text:p text:style-name="P3"><text:span text:style-name="T4">int</text:span><text:span text:style-name="T2"> </text:span>g_canal0Max=<text:span text:style-name="T5">103</text:span>;</text:p>
      <text:p text:style-name="P3"><text:span text:style-name="T4">int</text:span><text:span text:style-name="T2"> </text:span>g_canal1Min=<text:span text:style-name="T5">101</text:span>;</text:p>
      <text:p text:style-name="P3"><text:span text:style-name="T4">int</text:span><text:span text:style-name="T2"> </text:span>g_canal1Max=<text:span text:style-name="T5">157</text:span>;</text:p>
      <text:p text:style-name="P3"><text:span text:style-name="T4">int</text:span><text:span text:style-name="T2"> </text:span>g_canal2Min=<text:span text:style-name="T5">0</text:span>;</text:p>
      <text:p text:style-name="P1"><text:span text:style-name="T4">int</text:span><text:span text:style-name="T2"> </text:span>g_canal2Max=<text:span text:style-name="T5">75</text:span>;</text:p>
      <text:p text:style-name="P3"><text:span text:style-name="T4">int</text:span><text:span text:style-name="T2"> </text:span>b_canal0Min=<text:span text:style-name="T5">95</text:span>;</text:p>
      <text:p text:style-name="P3"><text:span text:style-name="T4">int</text:span><text:span text:style-name="T2"> </text:span>b_canal0Max=<text:span text:style-name="T5">161</text:span>;</text:p>
      <text:p text:style-name="P3"><text:span text:style-name="T4">int</text:span><text:span text:style-name="T2"> </text:span>b_canal1Min=<text:span text:style-name="T5">0</text:span>;</text:p>
      <text:p text:style-name="P3"><text:span text:style-name="T4">int</text:span><text:span text:style-name="T2"> </text:span>b_canal1Max=<text:span text:style-name="T5">62</text:span>;</text:p>
      <text:p text:style-name="P3"><text:span text:style-name="T4">int</text:span><text:span text:style-name="T2"> </text:span>b_canal2Min=<text:span text:style-name="T5">23</text:span>;</text:p>
      <text:p text:style-name="P1"><text:span text:style-name="T4">int</text:span><text:span text:style-name="T2"> </text:span>b_canal2Max=<text:span text:style-name="T5">66</text:span>;</text:p>
      <text:p text:style-name="P3"><text:soft-page-break/><text:span text:style-name="T4">bool</text:span><text:span text:style-name="T2"> </text:span>detectado<text:span text:style-name="T2"> </text:span>=<text:span text:style-name="T2"> </text:span><text:span text:style-name="T4">false</text:span>;</text:p>
      <text:p text:style-name="P1"><text:span text:style-name="T4">bool</text:span><text:span text:style-name="T2"> </text:span>puerta<text:span text:style-name="T2"> </text:span>=<text:span text:style-name="T2"> </text:span><text:span text:style-name="T4">false</text:span>;</text:p>
      <text:p text:style-name="P3"><text:span text:style-name="T4">void</text:span><text:span text:style-name="T2"> </text:span><text:span text:style-name="T3">MainWindow</text:span>::<text:span text:style-name="T6">mousePressEvent</text:span>(<text:span text:style-name="T3">QMouseEvent</text:span><text:span text:style-name="T2"> </text:span>*evento){</text:p>
      <text:p text:style-name="P3"><text:span text:style-name="T2"><text:s text:c="4"/></text:span><text:span text:style-name="T1">//Coordenadas</text:span><text:span text:style-name="T2"> </text:span><text:span text:style-name="T1">de</text:span><text:span text:style-name="T2"> </text:span><text:span text:style-name="T1">toda</text:span><text:span text:style-name="T2"> </text:span><text:span text:style-name="T1">la</text:span><text:span text:style-name="T2"> </text:span><text:span text:style-name="T1">ventana</text:span></text:p>
      <text:p text:style-name="P3"><text:span text:style-name="T2"><text:s text:c="4"/></text:span><text:span text:style-name="T4">int</text:span><text:span text:style-name="T2"> </text:span>xGlobal<text:span text:style-name="T2"> </text:span>=<text:span text:style-name="T2"> </text:span>evento-&gt;x();</text:p>
      <text:p text:style-name="P1"><text:span text:style-name="T2"><text:s text:c="4"/></text:span><text:span text:style-name="T4">int</text:span><text:span text:style-name="T2"> </text:span>yGlobal<text:span text:style-name="T2"> </text:span>=<text:span text:style-name="T2"> </text:span>evento-&gt;y();</text:p>
      <text:p text:style-name="P3"><text:span text:style-name="T2"><text:s text:c="4"/></text:span><text:span text:style-name="T4">if</text:span>(xGlobal<text:span text:style-name="T2"> </text:span>&gt;=<text:span text:style-name="T2"> </text:span><text:span text:style-name="T5">0</text:span><text:span text:style-name="T2"> </text:span>&amp;&amp;<text:span text:style-name="T2"> </text:span>xGlobal<text:span text:style-name="T2"> </text:span>&lt;<text:span text:style-name="T5">640</text:span><text:span text:style-name="T2"> </text:span>&amp;&amp;<text:span text:style-name="T2"> </text:span>yGlobal<text:span text:style-name="T2"> </text:span>&gt;=<text:span text:style-name="T2"> </text:span><text:span text:style-name="T5">0</text:span><text:span text:style-name="T2"> </text:span>&amp;&amp;<text:span text:style-name="T2"> </text:span>yGlobal<text:span text:style-name="T2"> </text:span>&lt;<text:span text:style-name="T5">360</text:span>){</text:p>
      <text:p text:style-name="P1"><text:span text:style-name="T2"><text:s text:c="8"/></text:span><text:span text:style-name="T1">//Ocurrio</text:span><text:span text:style-name="T2"> </text:span><text:span text:style-name="T1">dentro</text:span><text:span text:style-name="T2"> </text:span><text:span text:style-name="T1">de</text:span><text:span text:style-name="T2"> </text:span><text:span text:style-name="T1">la</text:span><text:span text:style-name="T2"> </text:span><text:span text:style-name="T1">etiqueta</text:span></text:p>
      <text:p text:style-name="P3"><text:span text:style-name="T2"><text:s text:c="8"/></text:span><text:span text:style-name="T1">//Detectar</text:span><text:span text:style-name="T2"> </text:span><text:span text:style-name="T1">el</text:span><text:span text:style-name="T2"> </text:span><text:span text:style-name="T1">clic</text:span><text:span text:style-name="T2"> </text:span><text:span text:style-name="T1">1</text:span><text:span text:style-name="T2"> </text:span><text:span text:style-name="T1">y</text:span><text:span text:style-name="T2"> </text:span><text:span text:style-name="T1">el</text:span><text:span text:style-name="T2"> </text:span><text:span text:style-name="T1">clic</text:span><text:span text:style-name="T2"> </text:span><text:span text:style-name="T1">2</text:span></text:p>
      <text:p text:style-name="P3"><text:span text:style-name="T2"><text:s text:c="8"/></text:span><text:span text:style-name="T4">if</text:span>(!primeraVez){</text:p>
      <text:p text:style-name="P3"><text:span text:style-name="T2"><text:s text:c="12"/></text:span>primeraVez<text:span text:style-name="T2"> </text:span>=<text:span text:style-name="T2"> </text:span><text:span text:style-name="T4">true</text:span>;</text:p>
      <text:p text:style-name="P3"><text:span text:style-name="T2"><text:s text:c="12"/></text:span>origenMouse.<text:span text:style-name="T7">x</text:span><text:span text:style-name="T2"> </text:span>=<text:span text:style-name="T2"> </text:span>xGlobal;</text:p>
      <text:p text:style-name="P3"><text:span text:style-name="T2"><text:s text:c="12"/></text:span>origenMouse.<text:span text:style-name="T7">y</text:span><text:span text:style-name="T2"> </text:span>=<text:span text:style-name="T2"> </text:span>yGlobal;</text:p>
      <text:p text:style-name="P3"><text:span text:style-name="T2"><text:s text:c="12"/></text:span>tamanioMouse.<text:span text:style-name="T7">width</text:span><text:span text:style-name="T2"> </text:span>=<text:span text:style-name="T2"> </text:span><text:span text:style-name="T5">0</text:span>;</text:p>
      <text:p text:style-name="P3"><text:span text:style-name="T2"><text:s text:c="12"/></text:span>tamanioMouse.<text:span text:style-name="T7">height</text:span><text:span text:style-name="T2"> </text:span>=<text:span text:style-name="T2"> </text:span><text:span text:style-name="T5">0</text:span>;</text:p>
      <text:p text:style-name="P3"><text:span text:style-name="T2"><text:s text:c="8"/></text:span>}</text:p>
      <text:p text:style-name="P3"><text:span text:style-name="T2"><text:s text:c="8"/></text:span><text:span text:style-name="T4">else</text:span>{</text:p>
      <text:p text:style-name="P3"><text:span text:style-name="T2"><text:s text:c="12"/></text:span>primeraVez<text:span text:style-name="T2"> </text:span>=<text:span text:style-name="T2"> </text:span><text:span text:style-name="T4">false</text:span>;</text:p>
      <text:p text:style-name="P3"><text:span text:style-name="T2"><text:s text:c="12"/></text:span>tamanioMouse.<text:span text:style-name="T7">width</text:span><text:span text:style-name="T2"> </text:span>=<text:span text:style-name="T2"> </text:span>xGlobal<text:span text:style-name="T2"> </text:span>-<text:span text:style-name="T2"> </text:span>origenMouse.<text:span text:style-name="T7">x</text:span>;</text:p>
      <text:p text:style-name="P1"><text:span text:style-name="T2"><text:s text:c="12"/></text:span>tamanioMouse.<text:span text:style-name="T7">height</text:span><text:span text:style-name="T2"> </text:span>=<text:span text:style-name="T2"> </text:span>yGlobal<text:span text:style-name="T2"> </text:span>-<text:span text:style-name="T2"> </text:span>origenMouse.<text:span text:style-name="T7">y</text:span>;</text:p>
      <text:p text:style-name="P3"><text:span text:style-name="T2"><text:s text:c="8"/></text:span>}</text:p>
      <text:p text:style-name="P3"><text:span text:style-name="T2"><text:s text:c="4"/></text:span>}</text:p>
      <text:p text:style-name="P1">}</text:p>
      <text:p text:style-name="P3"><text:span text:style-name="T4">void</text:span><text:span text:style-name="T2"> </text:span><text:span text:style-name="T3">MainWindow</text:span>::detectarColor(<text:span text:style-name="T4">int</text:span><text:span text:style-name="T2"> </text:span>c0_max,<text:span text:style-name="T2"> </text:span><text:span text:style-name="T4">int</text:span><text:span text:style-name="T2"> </text:span>c0_min,<text:span text:style-name="T2"> </text:span><text:span text:style-name="T4">int</text:span><text:span text:style-name="T2"> </text:span>c1_max,<text:span text:style-name="T2"> </text:span><text:span text:style-name="T4">int</text:span><text:span text:style-name="T2"> </text:span>c1_min,<text:span text:style-name="T2"> </text:span><text:span text:style-name="T4">int</text:span><text:span text:style-name="T2"> </text:span>c2_max,<text:span text:style-name="T2"> </text:span><text:span text:style-name="T4">int</text:span><text:span text:style-name="T2"> </text:span>c2_min){</text:p>
      <text:p text:style-name="P3"><text:span text:style-name="T2"><text:s text:c="4"/></text:span><text:span text:style-name="T1">//Extraemos</text:span><text:span text:style-name="T2"> </text:span><text:span text:style-name="T1">un</text:span><text:span text:style-name="T2"> </text:span><text:span text:style-name="T1">color</text:span><text:span text:style-name="T2"> </text:span><text:span text:style-name="T1">con</text:span><text:span text:style-name="T2"> </text:span><text:span text:style-name="T1">inRange</text:span></text:p>
      <text:p text:style-name="P3"><text:span text:style-name="T2"><text:s text:c="4"/></text:span>inRange(imagenROIGRANDE,<text:span text:style-name="T3">Scalar</text:span>(c0_min,c1_min,c2_min),<text:span text:style-name="T3">Scalar</text:span>(c0_max,c1_max,c2_max),ImagenFiltrada);</text:p>
      <text:p text:style-name="P3"><text:span text:style-name="T2"><text:s text:c="4"/></text:span><text:span text:style-name="T1">//Creamos</text:span><text:span text:style-name="T2"> </text:span><text:span text:style-name="T1">un</text:span><text:span text:style-name="T2"> </text:span><text:span text:style-name="T1">vector</text:span><text:span text:style-name="T2"> </text:span><text:span text:style-name="T1">de</text:span><text:span text:style-name="T2"> </text:span><text:span text:style-name="T1">vectores</text:span><text:span text:style-name="T2"> </text:span><text:span text:style-name="T1">para</text:span><text:span text:style-name="T2"> </text:span><text:span text:style-name="T1">guardar</text:span><text:span text:style-name="T2"> </text:span><text:span text:style-name="T1">el</text:span><text:span text:style-name="T2"> </text:span><text:span text:style-name="T1">contorno</text:span></text:p>
      <text:p text:style-name="P3"><text:span text:style-name="T2"><text:s text:c="4"/></text:span><text:span text:style-name="T3">vector</text:span>&lt;<text:span text:style-name="T3">vector</text:span>&lt;<text:span text:style-name="T3">Point</text:span>&gt;&gt;contornos;</text:p>
      <text:p text:style-name="P3"><text:span text:style-name="T2"><text:s text:c="4"/></text:span><text:span text:style-name="T3">vector</text:span>&lt;<text:span text:style-name="T3">Vec4i</text:span>&gt;jerarquia;</text:p>
      <text:p text:style-name="P3"><text:span text:style-name="T2"><text:s text:c="4"/></text:span><text:span text:style-name="T3">Mat</text:span><text:span text:style-name="T2"> </text:span>copiaImagenFiltrada;<text:span text:style-name="T2"> </text:span><text:span text:style-name="T1">//Copiamos</text:span><text:span text:style-name="T2"> </text:span><text:span text:style-name="T1">la</text:span><text:span text:style-name="T2"> </text:span><text:span text:style-name="T1">imagen</text:span><text:span text:style-name="T2"> </text:span><text:span text:style-name="T1">ya</text:span><text:span text:style-name="T2"> </text:span><text:span text:style-name="T1">filtrada</text:span></text:p>
      <text:p text:style-name="P3"><text:span text:style-name="T2"><text:s text:c="4"/></text:span>copiaImagenFiltrada<text:span text:style-name="T2"> </text:span>=<text:span text:style-name="T2"> </text:span>ImagenFiltrada;</text:p>
      <text:p text:style-name="P3"><text:span text:style-name="T2"><text:s text:c="4"/></text:span><text:span text:style-name="T1">//Aplicamos</text:span><text:span text:style-name="T2"> </text:span><text:span text:style-name="T1">findCountours</text:span><text:span text:style-name="T2"> </text:span><text:span text:style-name="T1">para</text:span><text:span text:style-name="T2"> </text:span><text:span text:style-name="T1">encontrar</text:span><text:span text:style-name="T2"> </text:span><text:span text:style-name="T1">los</text:span><text:span text:style-name="T2"> </text:span><text:span text:style-name="T1">puntos</text:span><text:span text:style-name="T2"> </text:span><text:span text:style-name="T1">que</text:span><text:span text:style-name="T2"> </text:span><text:span text:style-name="T1">conformar</text:span><text:span text:style-name="T2"> </text:span><text:span text:style-name="T1">los</text:span><text:span text:style-name="T2"> </text:span><text:span text:style-name="T1">contornos</text:span></text:p>
      <text:p text:style-name="P3"><text:span text:style-name="T2"><text:s text:c="4"/></text:span>findContours(copiaImagenFiltrada,<text:span text:style-name="T2"> </text:span>contornos,<text:span text:style-name="T2"> </text:span>jerarquia,<text:span text:style-name="T2"> </text:span><text:span text:style-name="T3">CV_RETR_TREE</text:span>,<text:span text:style-name="T2"> </text:span><text:span text:style-name="T3">CV_CHAIN_APPROX_SIMPLE</text:span>,<text:span text:style-name="T2"> </text:span><text:span text:style-name="T3">Point</text:span>(<text:span text:style-name="T5">0</text:span>,<text:span text:style-name="T5">0</text:span>));</text:p>
      <text:p text:style-name="P3"><text:span text:style-name="T2"><text:s text:c="4"/></text:span><text:span text:style-name="T4">int</text:span><text:span text:style-name="T2"> </text:span>area<text:span text:style-name="T2"> </text:span>=<text:span text:style-name="T2"> </text:span><text:span text:style-name="T5">0</text:span>;</text:p>
      <text:p text:style-name="P3"><text:span text:style-name="T2"><text:s text:c="4"/></text:span>area2<text:span text:style-name="T2"> </text:span>=<text:span text:style-name="T2"> </text:span><text:span text:style-name="T5">0</text:span>;</text:p>
      <text:p text:style-name="P3"><text:span text:style-name="T2"><text:s text:c="4"/></text:span><text:span text:style-name="T4">for</text:span>(<text:span text:style-name="T4">int</text:span><text:span text:style-name="T2"> </text:span>i=<text:span text:style-name="T5">0</text:span>;<text:span text:style-name="T2"> </text:span>i&lt;<text:span text:style-name="T2"> </text:span>(<text:span text:style-name="T4">int</text:span>)contornos.size();i++){</text:p>
      <text:p text:style-name="P3"><text:span text:style-name="T2"><text:s text:c="8"/></text:span>area=contourArea(contornos[i]);<text:span text:style-name="T2"> </text:span><text:span text:style-name="T1">//Guarda</text:span><text:span text:style-name="T2"> </text:span><text:span text:style-name="T1">el</text:span><text:span text:style-name="T2"> </text:span><text:span text:style-name="T1">area</text:span><text:span text:style-name="T2"> </text:span><text:span text:style-name="T1">de</text:span><text:span text:style-name="T2"> </text:span><text:span text:style-name="T1">cada</text:span><text:span text:style-name="T2"> </text:span><text:span text:style-name="T1">contorno</text:span><text:span text:style-name="T2"> </text:span><text:span text:style-name="T1">detectado</text:span></text:p>
      <text:p text:style-name="P3"><text:span text:style-name="T2"><text:s text:c="8"/></text:span><text:span text:style-name="T5">qDebug</text:span>()&lt;&lt;<text:span text:style-name="T1">"Area"</text:span>&lt;&lt;i&lt;&lt;<text:span text:style-name="T1">":"</text:span>&lt;&lt;area;<text:span text:style-name="T2"> </text:span><text:span text:style-name="T1">//Muestra</text:span><text:span text:style-name="T2"> </text:span><text:span text:style-name="T1">en</text:span><text:span text:style-name="T2"> </text:span><text:span text:style-name="T1">consola</text:span><text:span text:style-name="T2"> </text:span><text:span text:style-name="T1">el</text:span><text:span text:style-name="T2"> </text:span><text:span text:style-name="T1">area</text:span></text:p>
      <text:p text:style-name="P3"><text:span text:style-name="T2"><text:s text:c="8"/></text:span><text:span text:style-name="T4">if</text:span>(area&gt;area2){</text:p>
      <text:p text:style-name="P3"><text:span text:style-name="T2"><text:s text:c="12"/></text:span>area2=area;<text:span text:style-name="T2"> </text:span><text:span text:style-name="T1">//Guardamos</text:span><text:span text:style-name="T2"> </text:span><text:span text:style-name="T1">en</text:span><text:span text:style-name="T2"> </text:span><text:span text:style-name="T1">area</text:span><text:span text:style-name="T2"> </text:span><text:span text:style-name="T1">2</text:span><text:span text:style-name="T2"> </text:span><text:span text:style-name="T1">el</text:span><text:span text:style-name="T2"> </text:span><text:span text:style-name="T1">area</text:span><text:span text:style-name="T2"> </text:span><text:span text:style-name="T1">mas</text:span><text:span text:style-name="T2"> </text:span><text:span text:style-name="T1">grande</text:span><text:span text:style-name="T2"> </text:span><text:span text:style-name="T1">detectado</text:span></text:p>
      <text:p text:style-name="P3"><text:span text:style-name="T2"><text:s text:c="8"/></text:span>}</text:p>
      <text:p text:style-name="P3"><text:span text:style-name="T2"><text:s text:c="4"/></text:span>}</text:p>
      <text:p text:style-name="P3"><text:span text:style-name="T2"><text:s text:c="4"/></text:span><text:span text:style-name="T4">if</text:span>(area2&gt;<text:span text:style-name="T5">5</text:span>){<text:span text:style-name="T2"> </text:span><text:span text:style-name="T1">//Si</text:span><text:span text:style-name="T2"> </text:span><text:span text:style-name="T1">obtenemos</text:span><text:span text:style-name="T2"> </text:span><text:span text:style-name="T1">un</text:span><text:span text:style-name="T2"> </text:span><text:span text:style-name="T1">area</text:span><text:span text:style-name="T2"> </text:span><text:span text:style-name="T1">mayor</text:span><text:span text:style-name="T2"> </text:span><text:span text:style-name="T1">a</text:span><text:span text:style-name="T2"> </text:span><text:span text:style-name="T1">5</text:span><text:span text:style-name="T2"> </text:span><text:span text:style-name="T1">el</text:span><text:span text:style-name="T2"> </text:span><text:span text:style-name="T1">objeto</text:span><text:span text:style-name="T2"> </text:span><text:span text:style-name="T1">es</text:span><text:span text:style-name="T2"> </text:span><text:span text:style-name="T1">detectado</text:span></text:p>
      <text:p text:style-name="P3"><text:span text:style-name="T2"><text:s text:c="8"/></text:span>detectado=<text:span text:style-name="T4">true</text:span>;</text:p>
      <text:p text:style-name="P3"><text:span text:style-name="T2"><text:s text:c="4"/></text:span>}</text:p>
      <text:p text:style-name="P3"><text:span text:style-name="T2"><text:s text:c="4"/></text:span><text:span text:style-name="T4">else</text:span><text:span text:style-name="T2"> </text:span>{</text:p>
      <text:p text:style-name="P3"><text:span text:style-name="T2"><text:s text:c="8"/></text:span>detectado=<text:span text:style-name="T4">false</text:span>;</text:p>
      <text:p text:style-name="P3"><text:span text:style-name="T2"><text:s text:c="4"/></text:span>}</text:p>
      <text:p text:style-name="P1">}</text:p>
      <text:p text:style-name="P3"><text:soft-page-break/><text:span text:style-name="T4">void</text:span><text:span text:style-name="T2"> </text:span><text:span text:style-name="T3">MainWindow</text:span>::ftimer(){</text:p>
      <text:p text:style-name="P3"><text:span text:style-name="T2"><text:s text:c="4"/></text:span><text:span text:style-name="T1">//Aqui</text:span><text:span text:style-name="T2"> </text:span><text:span text:style-name="T1">se</text:span><text:span text:style-name="T2"> </text:span><text:span text:style-name="T1">captura</text:span><text:span text:style-name="T2"> </text:span><text:span text:style-name="T1">la</text:span><text:span text:style-name="T2"> </text:span><text:span text:style-name="T1">imagen</text:span><text:span text:style-name="T2"> </text:span><text:span text:style-name="T1">de</text:span><text:span text:style-name="T2"> </text:span><text:span text:style-name="T1">camara</text:span><text:span text:style-name="T2"> </text:span><text:span text:style-name="T1">IP</text:span><text:span text:style-name="T2"> </text:span><text:span text:style-name="T1">cada</text:span><text:span text:style-name="T2"> </text:span><text:span text:style-name="T1">10ms</text:span></text:p>
      <text:p text:style-name="P3"><text:span text:style-name="T2"><text:s text:c="4"/></text:span><text:span text:style-name="T4">if</text:span>(camara1.<text:span text:style-name="T6">isOpened</text:span>()){</text:p>
      <text:p text:style-name="P3"><text:span text:style-name="T2"><text:s text:c="8"/></text:span>camara1<text:span text:style-name="T2"> </text:span>&gt;&gt;<text:span text:style-name="T2"> </text:span>IMAGEN;<text:span text:style-name="T2"> </text:span><text:span text:style-name="T1">//Se</text:span><text:span text:style-name="T2"> </text:span><text:span text:style-name="T1">guarda</text:span><text:span text:style-name="T2"> </text:span><text:span text:style-name="T1">imagen</text:span><text:span text:style-name="T2"> </text:span><text:span text:style-name="T1">en</text:span><text:span text:style-name="T2"> </text:span><text:span text:style-name="T1">matriz</text:span></text:p>
      <text:p text:style-name="P1"><text:span text:style-name="T2"><text:s text:c="8"/></text:span><text:span text:style-name="T3">cv</text:span>::resize(IMAGEN,IMAGENchica,<text:span text:style-name="T3">Size</text:span>(<text:span text:style-name="T5">200</text:span>,<text:span text:style-name="T5">150</text:span>));<text:span text:style-name="T2"> </text:span><text:span text:style-name="T1">//Se</text:span><text:span text:style-name="T2"> </text:span><text:span text:style-name="T1">redimensiona</text:span><text:span text:style-name="T2"> </text:span><text:span text:style-name="T1">la</text:span><text:span text:style-name="T2"> </text:span><text:span text:style-name="T1">imagen</text:span></text:p>
      <text:p text:style-name="P3"><text:span text:style-name="T2"><text:s text:c="8"/></text:span><text:span text:style-name="T3">Point</text:span><text:span text:style-name="T2"> </text:span>Origen;</text:p>
      <text:p text:style-name="P1"><text:span text:style-name="T2"><text:s text:c="8"/></text:span><text:span text:style-name="T3">Size</text:span><text:span text:style-name="T2"> </text:span>tamanio;</text:p>
      <text:p text:style-name="P3"><text:span text:style-name="T2"><text:s text:c="8"/></text:span><text:span text:style-name="T4">if</text:span>(<text:span text:style-name="T7">ui</text:span>-&gt;<text:span text:style-name="T7">checkBox</text:span>-&gt;isChecked()){</text:p>
      <text:p text:style-name="P3"><text:span text:style-name="T2"><text:s text:c="12"/></text:span>Origen.<text:span text:style-name="T7">x</text:span><text:span text:style-name="T2"> </text:span>=<text:span text:style-name="T2"> </text:span>origenMouse.<text:span text:style-name="T7">x</text:span>;</text:p>
      <text:p text:style-name="P3"><text:span text:style-name="T2"><text:s text:c="12"/></text:span>Origen.<text:span text:style-name="T7">y</text:span><text:span text:style-name="T2"> </text:span>=<text:span text:style-name="T2"> </text:span>origenMouse.<text:span text:style-name="T7">y</text:span>;</text:p>
      <text:p text:style-name="P3"><text:span text:style-name="T2"><text:s text:c="12"/></text:span>tamanio.<text:span text:style-name="T7">width</text:span><text:span text:style-name="T2"> </text:span>=<text:span text:style-name="T2"> </text:span>tamanioMouse.<text:span text:style-name="T7">width</text:span>;</text:p>
      <text:p text:style-name="P3"><text:span text:style-name="T2"><text:s text:c="12"/></text:span>tamanio.<text:span text:style-name="T7">height</text:span><text:span text:style-name="T2"> </text:span>=<text:span text:style-name="T2"> </text:span>tamanioMouse.<text:span text:style-name="T7">height</text:span>;</text:p>
      <text:p text:style-name="P1"><text:span text:style-name="T2"><text:s text:c="8"/></text:span>}</text:p>
      <text:p text:style-name="P1"><text:span text:style-name="T2"><text:s text:c="8"/></text:span><text:span text:style-name="T3">Rect</text:span><text:span text:style-name="T2"> </text:span>roi1(Origen,tamanio);</text:p>
      <text:p text:style-name="P1"><text:span text:style-name="T2"><text:s text:c="8"/></text:span><text:span text:style-name="T4">if</text:span>(Origen.<text:span text:style-name="T7">x</text:span><text:span text:style-name="T2"> </text:span>&gt;<text:span text:style-name="T2"> </text:span><text:span text:style-name="T5">0</text:span><text:span text:style-name="T2"> </text:span>&amp;&amp;<text:span text:style-name="T2"> </text:span>Origen.<text:span text:style-name="T7">y</text:span><text:span text:style-name="T2"> </text:span>&gt;<text:span text:style-name="T2"> </text:span><text:span text:style-name="T5">0</text:span><text:span text:style-name="T2"> </text:span>&amp;&amp;<text:span text:style-name="T2"> </text:span>tamanio.<text:span text:style-name="T7">width</text:span><text:span text:style-name="T2"> </text:span>&gt;<text:span text:style-name="T2"> </text:span><text:span text:style-name="T5">0</text:span><text:span text:style-name="T2"> </text:span>&amp;&amp;<text:span text:style-name="T2"> </text:span>tamanio.<text:span text:style-name="T7">height</text:span><text:span text:style-name="T2"> </text:span>&gt;<text:span text:style-name="T2"> </text:span><text:span text:style-name="T5">0</text:span>){</text:p>
      <text:p text:style-name="P3"><text:span text:style-name="T2"><text:s text:c="12"/></text:span><text:span text:style-name="T1">//Extraer</text:span><text:span text:style-name="T2"> </text:span><text:span text:style-name="T1">la</text:span><text:span text:style-name="T2"> </text:span><text:span text:style-name="T1">ROI</text:span><text:span text:style-name="T2"> </text:span><text:span text:style-name="T1">de</text:span><text:span text:style-name="T2"> </text:span><text:span text:style-name="T1">la</text:span><text:span text:style-name="T2"> </text:span><text:span text:style-name="T1">IMAGENpequena</text:span></text:p>
      <text:p text:style-name="P3"><text:span text:style-name="T2"><text:s text:c="12"/></text:span><text:span text:style-name="T3">Mat</text:span><text:span text:style-name="T2"> </text:span>imagenROI<text:span text:style-name="T2"> </text:span>=<text:span text:style-name="T2"> </text:span>IMAGENchica(roi1);</text:p>
      <text:p text:style-name="P1"><text:span text:style-name="T2"><text:s text:c="12"/></text:span><text:span text:style-name="T3">cv</text:span>::resize(imagenROI,imagenROIGRANDE,<text:span text:style-name="T3">Size</text:span>(<text:span text:style-name="T5">200</text:span>,<text:span text:style-name="T5">150</text:span>));</text:p>
      <text:p text:style-name="P3"><text:span text:style-name="T2"><text:s text:c="12"/></text:span><text:span text:style-name="T3">QImage</text:span><text:span text:style-name="T2"> </text:span>qImage2<text:span text:style-name="T2"> </text:span>=<text:span text:style-name="T2"> </text:span>Mat2QImage(imagenROIGRANDE);</text:p>
      <text:p text:style-name="P3"><text:span text:style-name="T2"><text:s text:c="12"/></text:span><text:span text:style-name="T3">QPixmap</text:span><text:span text:style-name="T2"> </text:span>pixmap2<text:span text:style-name="T2"> </text:span>=<text:span text:style-name="T2"> </text:span><text:span text:style-name="T3">QPixmap</text:span>::fromImage(qImage2);</text:p>
      <text:p text:style-name="P3"><text:span text:style-name="T2"><text:s text:c="12"/></text:span><text:span text:style-name="T7">ui</text:span>-&gt;<text:span text:style-name="T7">img_2</text:span>-&gt;clear();</text:p>
      <text:p text:style-name="P3"><text:span text:style-name="T2"><text:s text:c="12"/></text:span><text:span text:style-name="T7">ui</text:span>-&gt;<text:span text:style-name="T7">img_2</text:span>-&gt;setPixmap(pixmap2);</text:p>
      <text:p text:style-name="P3"><text:span text:style-name="T2"><text:s text:c="8"/></text:span>}</text:p>
      <text:p text:style-name="P3"><text:span text:style-name="T2"><text:s text:c="8"/></text:span><text:span text:style-name="T1">//Dibujar</text:span><text:span text:style-name="T2"> </text:span><text:span text:style-name="T1">un</text:span><text:span text:style-name="T2"> </text:span><text:span text:style-name="T1">rectangulo</text:span><text:span text:style-name="T2"> </text:span><text:span text:style-name="T1">del</text:span><text:span text:style-name="T2"> </text:span><text:span text:style-name="T1">tamanio</text:span><text:span text:style-name="T2"> </text:span><text:span text:style-name="T1">de</text:span><text:span text:style-name="T2"> </text:span><text:span text:style-name="T1">la</text:span><text:span text:style-name="T2"> </text:span><text:span text:style-name="T1">ROI</text:span><text:span text:style-name="T2"> </text:span><text:span text:style-name="T1">en</text:span><text:span text:style-name="T2"> </text:span><text:span text:style-name="T1">IMAGENPequena</text:span></text:p>
      <text:p text:style-name="P3"><text:span text:style-name="T2"><text:s text:c="8"/></text:span>rectangle(IMAGENchica,roi1,<text:span text:style-name="T3">Scalar</text:span>(<text:span text:style-name="T5">0</text:span>,<text:span text:style-name="T5">0</text:span>,<text:span text:style-name="T5">255</text:span>),<text:span text:style-name="T5">5</text:span>,<text:span text:style-name="T5">8</text:span>,<text:span text:style-name="T5">0</text:span>);</text:p>
      <text:p text:style-name="P1"><text:span text:style-name="T2"><text:s text:c="8"/></text:span>circle(IMAGENchica,<text:span text:style-name="T2"> </text:span>Origen,<text:span text:style-name="T2"> </text:span><text:span text:style-name="T5">10</text:span>,<text:span text:style-name="T2"> </text:span><text:span text:style-name="T3">Scalar</text:span>(<text:span text:style-name="T5">0</text:span>,<text:span text:style-name="T5">255</text:span>,<text:span text:style-name="T5">0</text:span>),<text:span text:style-name="T5">4</text:span>,<text:span text:style-name="T5">8</text:span>,<text:span text:style-name="T5">0</text:span>);</text:p>
      <text:p text:style-name="P3"><text:span text:style-name="T2"><text:s text:c="8"/></text:span><text:span text:style-name="T1">//Las</text:span><text:span text:style-name="T2"> </text:span><text:span text:style-name="T1">siguientes</text:span><text:span text:style-name="T2"> </text:span><text:span text:style-name="T1">4</text:span><text:span text:style-name="T2"> </text:span><text:span text:style-name="T1">instrucciones</text:span><text:span text:style-name="T2"> </text:span><text:span text:style-name="T1">se</text:span><text:span text:style-name="T2"> </text:span><text:span text:style-name="T1">usan</text:span><text:span text:style-name="T2"> </text:span><text:span text:style-name="T1">para</text:span><text:span text:style-name="T2"> </text:span><text:span text:style-name="T1">mostrar</text:span><text:span text:style-name="T2"> </text:span><text:span text:style-name="T1">la</text:span><text:span text:style-name="T2"> </text:span><text:span text:style-name="T1">imagen</text:span><text:span text:style-name="T2"> </text:span><text:span text:style-name="T1">original</text:span></text:p>
      <text:p text:style-name="P3"><text:span text:style-name="T2"><text:s text:c="8"/></text:span><text:span text:style-name="T3">QImage</text:span><text:span text:style-name="T2"> </text:span>qImage<text:span text:style-name="T2"> </text:span>=<text:span text:style-name="T2"> </text:span>Mat2QImage(IMAGENchica);</text:p>
      <text:p text:style-name="P3"><text:span text:style-name="T2"><text:s text:c="8"/></text:span><text:span text:style-name="T3">QPixmap</text:span><text:span text:style-name="T2"> </text:span>pixmap<text:span text:style-name="T2"> </text:span>=<text:span text:style-name="T2"> </text:span><text:span text:style-name="T3">QPixmap</text:span>::fromImage(qImage);</text:p>
      <text:p text:style-name="P3"><text:span text:style-name="T2"><text:s text:c="8"/></text:span><text:span text:style-name="T7">ui</text:span>-&gt;<text:span text:style-name="T7">img</text:span>-&gt;clear();</text:p>
      <text:p text:style-name="P3"><text:span text:style-name="T2"><text:s text:c="8"/></text:span><text:span text:style-name="T7">ui</text:span>-&gt;<text:span text:style-name="T7">img</text:span>-&gt;setPixmap(pixmap);</text:p>
      <text:p text:style-name="P1"><text:span text:style-name="T2"><text:s text:c="4"/></text:span>}</text:p>
      <text:p text:style-name="P3"><text:span text:style-name="T2"><text:s text:c="4"/></text:span><text:span text:style-name="T4">if</text:span>(!imagenROIGRANDE.empty()<text:span text:style-name="T2"> </text:span>&amp;&amp;<text:span text:style-name="T2"> </text:span>!puerta){</text:p>
      <text:p text:style-name="P3"><text:span text:style-name="T2"><text:s text:c="8"/></text:span>detectarColor(r_canal0Max,r_canal0Min,r_canal1Max,r_canal1Min,r_canal2Max,r_canal2Min);</text:p>
      <text:p text:style-name="P3"><text:span text:style-name="T2"><text:s text:c="8"/></text:span><text:span text:style-name="T3">QImage</text:span><text:span text:style-name="T2"> </text:span>qImage2<text:span text:style-name="T2"> </text:span>=<text:span text:style-name="T2"> </text:span>Mat2QImage(ImagenFiltrada);</text:p>
      <text:p text:style-name="P3"><text:span text:style-name="T2"><text:s text:c="8"/></text:span><text:span text:style-name="T3">QPixmap</text:span><text:span text:style-name="T2"> </text:span>pixmap2<text:span text:style-name="T2"> </text:span>=<text:span text:style-name="T2"> </text:span><text:span text:style-name="T3">QPixmap</text:span>::fromImage(qImage2);</text:p>
      <text:p text:style-name="P3"><text:span text:style-name="T2"><text:s text:c="8"/></text:span><text:span text:style-name="T7">ui</text:span>-&gt;<text:span text:style-name="T7">img_inRange</text:span>-&gt;clear();</text:p>
      <text:p text:style-name="P3"><text:span text:style-name="T2"><text:s text:c="8"/></text:span><text:span text:style-name="T7">ui</text:span>-&gt;<text:span text:style-name="T7">img_inRange</text:span>-&gt;setPixmap(pixmap2);</text:p>
      <text:p text:style-name="P3"><text:span text:style-name="T2"><text:s text:c="8"/></text:span><text:span text:style-name="T4">if</text:span>(detectado){</text:p>
      <text:p text:style-name="P3"><text:span text:style-name="T2"><text:s text:c="12"/></text:span><text:span text:style-name="T7">ui</text:span>-&gt;<text:span text:style-name="T7">mensaje</text:span>-&gt;setText(<text:span text:style-name="T1">"Rojo</text:span><text:span text:style-name="T2"> </text:span><text:span text:style-name="T1">Detectado"</text:span>);</text:p>
      <text:p text:style-name="P3"><text:span text:style-name="T2"><text:s text:c="12"/></text:span><text:span text:style-name="T4">if</text:span>(<text:span text:style-name="T7">arduino_isAvailable</text:span>){</text:p>
      <text:p text:style-name="P3"><text:span text:style-name="T2"><text:s text:c="16"/></text:span><text:span text:style-name="T7">arduino</text:span>-&gt;write(<text:span text:style-name="T1">"%0\n"</text:span>);</text:p>
      <text:p text:style-name="P3"><text:span text:style-name="T2"><text:s text:c="16"/></text:span><text:span text:style-name="T7">arduino</text:span>-&gt;write(<text:span text:style-name="T1">"$\n"</text:span>);</text:p>
      <text:p text:style-name="P3"><text:span text:style-name="T2"><text:s text:c="16"/></text:span>puerta<text:span text:style-name="T2"> </text:span>=<text:span text:style-name="T2"> </text:span><text:span text:style-name="T4">true</text:span>;</text:p>
      <text:p text:style-name="P3"><text:span text:style-name="T2"><text:s text:c="12"/></text:span>}</text:p>
      <text:p text:style-name="P3"><text:span text:style-name="T2"><text:s text:c="8"/></text:span>}</text:p>
      <text:p text:style-name="P3"><text:soft-page-break/><text:span text:style-name="T2"><text:s text:c="8"/></text:span><text:span text:style-name="T4">else</text:span><text:span text:style-name="T2"> </text:span>{</text:p>
      <text:p text:style-name="P3"><text:span text:style-name="T2"><text:s text:c="12"/></text:span>detectarColor(g_canal0Max,g_canal0Min,g_canal1Max,g_canal1Min,g_canal2Max,g_canal2Min);</text:p>
      <text:p text:style-name="P3"><text:span text:style-name="T2"><text:s text:c="12"/></text:span>qImage2<text:span text:style-name="T2"> </text:span>=<text:span text:style-name="T2"> </text:span>Mat2QImage(ImagenFiltrada);</text:p>
      <text:p text:style-name="P3"><text:span text:style-name="T2"><text:s text:c="12"/></text:span>pixmap2<text:span text:style-name="T2"> </text:span>=<text:span text:style-name="T2"> </text:span><text:span text:style-name="T3">QPixmap</text:span>::fromImage(qImage2);</text:p>
      <text:p text:style-name="P3"><text:span text:style-name="T2"><text:s text:c="12"/></text:span><text:span text:style-name="T7">ui</text:span>-&gt;<text:span text:style-name="T7">img_inRange</text:span>-&gt;clear();</text:p>
      <text:p text:style-name="P3"><text:span text:style-name="T2"><text:s text:c="12"/></text:span><text:span text:style-name="T7">ui</text:span>-&gt;<text:span text:style-name="T7">img_inRange</text:span>-&gt;setPixmap(pixmap2);</text:p>
      <text:p text:style-name="P3"><text:span text:style-name="T2"><text:s text:c="12"/></text:span><text:span text:style-name="T4">if</text:span>(detectado){</text:p>
      <text:p text:style-name="P3"><text:span text:style-name="T2"><text:s text:c="16"/></text:span><text:span text:style-name="T7">ui</text:span>-&gt;<text:span text:style-name="T7">mensaje</text:span>-&gt;setText(<text:span text:style-name="T1">"Verde</text:span><text:span text:style-name="T2"> </text:span><text:span text:style-name="T1">Detectado"</text:span>);</text:p>
      <text:p text:style-name="P3"><text:span text:style-name="T2"><text:s text:c="16"/></text:span><text:span text:style-name="T4">if</text:span>(<text:span text:style-name="T7">arduino_isAvailable</text:span>){</text:p>
      <text:p text:style-name="P3"><text:span text:style-name="T2"><text:s text:c="20"/></text:span><text:span text:style-name="T7">arduino</text:span>-&gt;write(<text:span text:style-name="T1">"%90\n"</text:span>);</text:p>
      <text:p text:style-name="P3"><text:span text:style-name="T2"><text:s text:c="20"/></text:span><text:span text:style-name="T7">arduino</text:span>-&gt;write(<text:span text:style-name="T1">"$\n"</text:span>);</text:p>
      <text:p text:style-name="P3"><text:span text:style-name="T2"><text:s text:c="20"/></text:span>puerta<text:span text:style-name="T2"> </text:span>=<text:span text:style-name="T2"> </text:span><text:span text:style-name="T4">true</text:span>;</text:p>
      <text:p text:style-name="P3"><text:span text:style-name="T2"><text:s text:c="16"/></text:span>}</text:p>
      <text:p text:style-name="P3"><text:span text:style-name="T2"><text:s text:c="12"/></text:span>}</text:p>
      <text:p text:style-name="P3"><text:span text:style-name="T2"><text:s text:c="12"/></text:span><text:span text:style-name="T4">else</text:span><text:span text:style-name="T2"> </text:span>{</text:p>
      <text:p text:style-name="P3"><text:span text:style-name="T2"><text:s text:c="16"/></text:span>detectarColor(b_canal0Max,b_canal0Min,b_canal1Max,b_canal1Min,b_canal2Max,b_canal2Min);</text:p>
      <text:p text:style-name="P3"><text:span text:style-name="T2"><text:s text:c="16"/></text:span>qImage2<text:span text:style-name="T2"> </text:span>=<text:span text:style-name="T2"> </text:span>Mat2QImage(ImagenFiltrada);</text:p>
      <text:p text:style-name="P3"><text:span text:style-name="T2"><text:s text:c="16"/></text:span>pixmap2<text:span text:style-name="T2"> </text:span>=<text:span text:style-name="T2"> </text:span><text:span text:style-name="T3">QPixmap</text:span>::fromImage(qImage2);</text:p>
      <text:p text:style-name="P3"><text:span text:style-name="T2"><text:s text:c="16"/></text:span><text:span text:style-name="T7">ui</text:span>-&gt;<text:span text:style-name="T7">img_inRange</text:span>-&gt;clear();</text:p>
      <text:p text:style-name="P3"><text:span text:style-name="T2"><text:s text:c="16"/></text:span><text:span text:style-name="T7">ui</text:span>-&gt;<text:span text:style-name="T7">img_inRange</text:span>-&gt;setPixmap(pixmap2);</text:p>
      <text:p text:style-name="P3"><text:span text:style-name="T2"><text:s text:c="16"/></text:span><text:span text:style-name="T4">if</text:span>(detectado){</text:p>
      <text:p text:style-name="P3"><text:span text:style-name="T2"><text:s text:c="20"/></text:span><text:span text:style-name="T7">ui</text:span>-&gt;<text:span text:style-name="T7">mensaje</text:span>-&gt;setText(<text:span text:style-name="T1">"Azul</text:span><text:span text:style-name="T2"> </text:span><text:span text:style-name="T1">Detectado"</text:span>);</text:p>
      <text:p text:style-name="P3"><text:span text:style-name="T2"><text:s text:c="20"/></text:span><text:span text:style-name="T4">if</text:span>(<text:span text:style-name="T7">arduino_isAvailable</text:span>){</text:p>
      <text:p text:style-name="P3"><text:span text:style-name="T2"><text:s text:c="24"/></text:span><text:span text:style-name="T7">arduino</text:span>-&gt;write(<text:span text:style-name="T1">"%180\n"</text:span>);</text:p>
      <text:p text:style-name="P3"><text:span text:style-name="T2"><text:s text:c="24"/></text:span><text:span text:style-name="T7">arduino</text:span>-&gt;write(<text:span text:style-name="T1">"$\n"</text:span>);</text:p>
      <text:p text:style-name="P3"><text:span text:style-name="T2"><text:s text:c="24"/></text:span>puerta<text:span text:style-name="T2"> </text:span>=<text:span text:style-name="T2"> </text:span><text:span text:style-name="T4">true</text:span>;</text:p>
      <text:p text:style-name="P3"><text:span text:style-name="T2"><text:s text:c="20"/></text:span>}</text:p>
      <text:p text:style-name="P3"><text:span text:style-name="T2"><text:s text:c="16"/></text:span>}</text:p>
      <text:p text:style-name="P3"><text:span text:style-name="T2"><text:s text:c="16"/></text:span><text:span text:style-name="T4">else</text:span><text:span text:style-name="T2"> </text:span>{</text:p>
      <text:p text:style-name="P3"><text:span text:style-name="T2"><text:s text:c="20"/></text:span><text:span text:style-name="T7">ui</text:span>-&gt;<text:span text:style-name="T7">mensaje</text:span>-&gt;setText(<text:span text:style-name="T1">"Nada</text:span><text:span text:style-name="T2"> </text:span><text:span text:style-name="T1">Detectado"</text:span>);</text:p>
      <text:p text:style-name="P3"><text:span text:style-name="T2"><text:s text:c="16"/></text:span>}</text:p>
      <text:p text:style-name="P3"><text:span text:style-name="T2"><text:s text:c="12"/></text:span>}</text:p>
      <text:p text:style-name="P3"><text:span text:style-name="T2"><text:s text:c="8"/></text:span>}</text:p>
      <text:p text:style-name="P3"><text:span text:style-name="T2"><text:s text:c="4"/></text:span>}</text:p>
      <text:p text:style-name="P3"><text:span text:style-name="T2"><text:s text:c="4"/></text:span><text:span text:style-name="T4">else</text:span><text:span text:style-name="T2"> </text:span>{</text:p>
      <text:p text:style-name="P3"><text:span text:style-name="T2"><text:s text:c="8"/></text:span><text:span text:style-name="T7">ui</text:span>-&gt;<text:span text:style-name="T7">mensaje</text:span>-&gt;setText(<text:span text:style-name="T1">"Puerta</text:span><text:span text:style-name="T2"> </text:span><text:span text:style-name="T1">abierta"</text:span>);</text:p>
      <text:p text:style-name="P3"><text:span text:style-name="T2"><text:s text:c="4"/></text:span>}</text:p>
      <text:p text:style-name="P1">}</text:p>
      <text:p text:style-name="P3"><text:span text:style-name="T4">void</text:span><text:span text:style-name="T2"> </text:span><text:span text:style-name="T3">MainWindow</text:span>::buscaYconectaArduino(){</text:p>
      <text:p text:style-name="P3"><text:span text:style-name="T2"><text:s text:c="4"/></text:span><text:span text:style-name="T1">//Parte</text:span><text:span text:style-name="T2"> </text:span><text:span text:style-name="T1">#</text:span><text:span text:style-name="T2"> </text:span><text:span text:style-name="T1">1,</text:span><text:span text:style-name="T2"> </text:span><text:span text:style-name="T1">declaración</text:span><text:span text:style-name="T2"> </text:span><text:span text:style-name="T1">inicial</text:span><text:span text:style-name="T2"> </text:span><text:span text:style-name="T1">de</text:span><text:span text:style-name="T2"> </text:span><text:span text:style-name="T1">las</text:span><text:span text:style-name="T2"> </text:span><text:span text:style-name="T1">variables</text:span></text:p>
      <text:p text:style-name="P3"><text:span text:style-name="T2"><text:s text:c="4"/></text:span><text:span text:style-name="T7">arduino_isAvailable</text:span><text:span text:style-name="T2"> </text:span>=<text:span text:style-name="T2"> </text:span><text:span text:style-name="T4">false</text:span>;</text:p>
      <text:p text:style-name="P3"><text:span text:style-name="T2"><text:s text:c="4"/></text:span><text:span text:style-name="T7">arduinoPort</text:span><text:span text:style-name="T2"> </text:span>=<text:span text:style-name="T2"> </text:span><text:span text:style-name="T1">""</text:span>;</text:p>
      <text:p text:style-name="P3"><text:span text:style-name="T2"><text:s text:c="4"/></text:span><text:span text:style-name="T7">arduino</text:span><text:span text:style-name="T2"> </text:span>=<text:span text:style-name="T2"> </text:span><text:span text:style-name="T4">new</text:span><text:span text:style-name="T2"> </text:span><text:span text:style-name="T3">QSerialPort</text:span>(<text:span text:style-name="T4">this</text:span>);</text:p>
      <text:p text:style-name="P3"><text:span text:style-name="T2"><text:s text:c="4"/></text:span>connect(<text:span text:style-name="T7">arduino</text:span>,<text:span text:style-name="T2"> </text:span>&amp;<text:span text:style-name="T3">QSerialPort</text:span>::readyRead,<text:span text:style-name="T2"> </text:span><text:span text:style-name="T4">this</text:span>,<text:span text:style-name="T2"> </text:span>&amp;<text:span text:style-name="T3">MainWindow</text:span>::recepcionSerialAsyncrona);</text:p>
      <text:p text:style-name="P3"><text:span text:style-name="T2"><text:s text:c="4"/></text:span><text:span text:style-name="T3">QString</text:span><text:span text:style-name="T2"> </text:span>serialName<text:span text:style-name="T2"> </text:span>=<text:span text:style-name="T2"> </text:span><text:span text:style-name="T1">""</text:span>;</text:p>
      <text:p text:style-name="P1"><text:span text:style-name="T2"><text:s text:c="4"/></text:span><text:span text:style-name="T4">int</text:span><text:span text:style-name="T2"> </text:span>serialProductID<text:span text:style-name="T2"> </text:span>=<text:span text:style-name="T2"> </text:span><text:span text:style-name="T5">0</text:span>;</text:p>
      <text:p text:style-name="P3"><text:span text:style-name="T2"><text:s text:c="4"/></text:span><text:span text:style-name="T1">//Parte</text:span><text:span text:style-name="T2"> </text:span><text:span text:style-name="T1">#</text:span><text:span text:style-name="T2"> </text:span><text:span text:style-name="T1">2,buscar</text:span><text:span text:style-name="T2"> </text:span><text:span text:style-name="T1">puertos</text:span><text:span text:style-name="T2"> </text:span><text:span text:style-name="T1">con</text:span><text:span text:style-name="T2"> </text:span><text:span text:style-name="T1">los</text:span><text:span text:style-name="T2"> </text:span><text:span text:style-name="T1">identificadores</text:span><text:span text:style-name="T2"> </text:span><text:span text:style-name="T1">de</text:span><text:span text:style-name="T2"> </text:span><text:span text:style-name="T1">Arduino</text:span></text:p>
      <text:p text:style-name="P3"><text:span text:style-name="T2"><text:s text:c="4"/></text:span><text:span text:style-name="T5">qDebug</text:span>()<text:span text:style-name="T2"> </text:span>&lt;&lt;<text:span text:style-name="T2"> </text:span><text:span text:style-name="T1">"Puertos</text:span><text:span text:style-name="T2"> </text:span><text:span text:style-name="T1">disponibles:</text:span><text:span text:style-name="T2"> </text:span><text:span text:style-name="T1">"</text:span><text:span text:style-name="T2"> </text:span>&lt;&lt;<text:span text:style-name="T2"> </text:span><text:span text:style-name="T3">QSerialPortInfo</text:span>::availablePorts().length();</text:p>
      <text:p text:style-name="P3"><text:span text:style-name="T2"><text:s text:c="4"/></text:span><text:span text:style-name="T4">foreach</text:span><text:span text:style-name="T2"> </text:span>(<text:span text:style-name="T4">const</text:span><text:span text:style-name="T2"> </text:span><text:span text:style-name="T3">QSerialPortInfo</text:span>&amp;<text:span text:style-name="T2"> </text:span>serialPortInfo,<text:span text:style-name="T2"> </text:span><text:span text:style-name="T3">QSerialPortInfo</text:span>::availablePorts())<text:span text:style-name="T2"> </text:span>{</text:p>
      <text:p text:style-name="P3"><text:soft-page-break/><text:span text:style-name="T2"><text:s text:c="8"/></text:span><text:span text:style-name="T5">qDebug</text:span>()<text:span text:style-name="T2"> </text:span>&lt;&lt;<text:span text:style-name="T2"> </text:span><text:span text:style-name="T1">"Identificador</text:span><text:span text:style-name="T2"> </text:span><text:span text:style-name="T1">del</text:span><text:span text:style-name="T2"> </text:span><text:span text:style-name="T1">fabricante</text:span><text:span text:style-name="T2"> </text:span><text:span text:style-name="T1">(VENDOR</text:span><text:span text:style-name="T2"> </text:span><text:span text:style-name="T1">ID):</text:span><text:span text:style-name="T2"> </text:span><text:span text:style-name="T1">"</text:span><text:span text:style-name="T2"> </text:span>&lt;&lt;<text:span text:style-name="T2"> </text:span>serialPortInfo.hasVendorIdentifier();</text:p>
      <text:p text:style-name="P3"><text:span text:style-name="T2"><text:s text:c="8"/></text:span><text:span text:style-name="T4">if</text:span><text:span text:style-name="T2"> </text:span>(serialPortInfo.hasVendorIdentifier())<text:span text:style-name="T2"> </text:span>{</text:p>
      <text:p text:style-name="P3"><text:span text:style-name="T2"><text:s text:c="12"/></text:span><text:span text:style-name="T5">qDebug</text:span>()<text:span text:style-name="T2"> </text:span>&lt;&lt;<text:span text:style-name="T2"> </text:span><text:span text:style-name="T1">"ID</text:span><text:span text:style-name="T2"> </text:span><text:span text:style-name="T1">Vendedor</text:span><text:span text:style-name="T2"> </text:span><text:span text:style-name="T1">"</text:span><text:span text:style-name="T2"> </text:span>&lt;&lt;<text:span text:style-name="T2"> </text:span>serialPortInfo.vendorIdentifier();</text:p>
      <text:p text:style-name="P1"><text:span text:style-name="T2"><text:s text:c="12"/></text:span><text:span text:style-name="T5">qDebug</text:span>()<text:span text:style-name="T2"> </text:span>&lt;&lt;<text:span text:style-name="T2"> </text:span><text:span text:style-name="T1">"ID</text:span><text:span text:style-name="T2"> </text:span><text:span text:style-name="T1">Producto:</text:span><text:span text:style-name="T2"> </text:span><text:span text:style-name="T1">"</text:span><text:span text:style-name="T2"> </text:span>&lt;&lt;<text:span text:style-name="T2"> </text:span>serialPortInfo.productIdentifier();</text:p>
      <text:p text:style-name="P3"><text:span text:style-name="T2"><text:s text:c="12"/></text:span><text:span text:style-name="T4">if</text:span><text:span text:style-name="T2"> </text:span>(serialPortInfo.productIdentifier()<text:span text:style-name="T2"> </text:span>==<text:span text:style-name="T2"> </text:span><text:span text:style-name="T7">arduino_UNO</text:span><text:span text:style-name="T2"> </text:span>||<text:span text:style-name="T2"> </text:span>serialPortInfo.productIdentifier()<text:span text:style-name="T2"> </text:span>==<text:span text:style-name="T2"> </text:span><text:span text:style-name="T7">arduino_MEGA</text:span>)<text:span text:style-name="T2"> </text:span>{</text:p>
      <text:p text:style-name="P3"><text:span text:style-name="T2"><text:s text:c="16"/></text:span><text:span text:style-name="T7">arduino_isAvailable</text:span><text:span text:style-name="T2"> </text:span>=<text:span text:style-name="T2"> </text:span><text:span text:style-name="T4">true</text:span>;</text:p>
      <text:p text:style-name="P3"><text:span text:style-name="T2"><text:s text:c="16"/></text:span>serialName<text:span text:style-name="T2"> </text:span>=<text:span text:style-name="T2"> </text:span>serialPortInfo.portName();</text:p>
      <text:p text:style-name="P3"><text:span text:style-name="T2"><text:s text:c="16"/></text:span>serialProductID<text:span text:style-name="T2"> </text:span>=<text:span text:style-name="T2"> </text:span>serialPortInfo.productIdentifier();</text:p>
      <text:p text:style-name="P3"><text:span text:style-name="T2"><text:s text:c="12"/></text:span>}</text:p>
      <text:p text:style-name="P3"><text:span text:style-name="T2"><text:s text:c="8"/></text:span>}</text:p>
      <text:p text:style-name="P3"><text:span text:style-name="T2"><text:s text:c="4"/></text:span>}</text:p>
      <text:p text:style-name="P3"><text:span text:style-name="T2"><text:s text:c="4"/></text:span><text:span text:style-name="T1">//Parte</text:span><text:span text:style-name="T2"> </text:span><text:span text:style-name="T1">#</text:span><text:span text:style-name="T2"> </text:span><text:span text:style-name="T1">3,</text:span><text:span text:style-name="T2"> </text:span><text:span text:style-name="T1">conexión</text:span><text:span text:style-name="T2"> </text:span><text:span text:style-name="T1">del</text:span><text:span text:style-name="T2"> </text:span><text:span text:style-name="T1">puerto</text:span><text:span text:style-name="T2"> </text:span><text:span text:style-name="T1">encontrado</text:span><text:span text:style-name="T2"> </text:span><text:span text:style-name="T1">con</text:span><text:span text:style-name="T2"> </text:span><text:span text:style-name="T1">Arduino</text:span></text:p>
      <text:p text:style-name="P3"><text:span text:style-name="T2"><text:s text:c="4"/></text:span><text:span text:style-name="T4">if</text:span><text:span text:style-name="T2"> </text:span>(<text:span text:style-name="T7">arduino_isAvailable</text:span>)<text:span text:style-name="T2"> </text:span>{</text:p>
      <text:p text:style-name="P3"><text:span text:style-name="T2"><text:s text:c="8"/></text:span><text:span text:style-name="T7">arduinoPort</text:span><text:span text:style-name="T2"> </text:span>=<text:span text:style-name="T2"> </text:span>serialName;</text:p>
      <text:p text:style-name="P3"><text:span text:style-name="T2"><text:s text:c="8"/></text:span><text:span text:style-name="T7">arduino</text:span>-&gt;setPortName(<text:span text:style-name="T7">arduinoPort</text:span>);</text:p>
      <text:p text:style-name="P3"><text:span text:style-name="T2"><text:s text:c="8"/></text:span><text:span text:style-name="T7">arduino</text:span>-&gt;<text:span text:style-name="T6">open</text:span>(<text:span text:style-name="T3">QIODevice</text:span>::<text:span text:style-name="T3">ReadWrite</text:span>);</text:p>
      <text:p text:style-name="P3"><text:span text:style-name="T2"><text:s text:c="8"/></text:span><text:span text:style-name="T7">arduino</text:span>-&gt;setDataBits(<text:span text:style-name="T3">QSerialPort</text:span>::<text:span text:style-name="T3">Data8</text:span>);</text:p>
      <text:p text:style-name="P3"><text:span text:style-name="T2"><text:s text:c="8"/></text:span><text:span text:style-name="T7">arduino</text:span>-&gt;setBaudRate(<text:span text:style-name="T3">QSerialPort</text:span>::<text:span text:style-name="T3">Baud9600</text:span>);</text:p>
      <text:p text:style-name="P3"><text:span text:style-name="T2"><text:s text:c="8"/></text:span><text:span text:style-name="T7">arduino</text:span>-&gt;setParity(<text:span text:style-name="T3">QSerialPort</text:span>::<text:span text:style-name="T3">NoParity</text:span>);</text:p>
      <text:p text:style-name="P3"><text:span text:style-name="T2"><text:s text:c="8"/></text:span><text:span text:style-name="T7">arduino</text:span>-&gt;setStopBits(<text:span text:style-name="T3">QSerialPort</text:span>::<text:span text:style-name="T3">OneStop</text:span>);</text:p>
      <text:p text:style-name="P3"><text:span text:style-name="T2"><text:s text:c="8"/></text:span><text:span text:style-name="T7">arduino</text:span>-&gt;setFlowControl(<text:span text:style-name="T3">QSerialPort</text:span>::<text:span text:style-name="T3">NoFlowControl</text:span>);</text:p>
      <text:p text:style-name="P3"><text:span text:style-name="T2"><text:s text:c="8"/></text:span><text:span text:style-name="T7">ui</text:span>-&gt;<text:span text:style-name="T7">estado</text:span>-&gt;clear();</text:p>
      <text:p text:style-name="P3"><text:span text:style-name="T2"><text:s text:c="8"/></text:span><text:span text:style-name="T5">qDebug</text:span>()<text:span text:style-name="T2"> </text:span>&lt;&lt;<text:span text:style-name="T2"> </text:span><text:span text:style-name="T1">"Producto:</text:span><text:span text:style-name="T2"> </text:span><text:span text:style-name="T1">"</text:span><text:span text:style-name="T2"> </text:span>&lt;&lt;<text:span text:style-name="T2"> </text:span>serialProductID;</text:p>
      <text:p text:style-name="P3"><text:span text:style-name="T2"><text:s text:c="8"/></text:span><text:span text:style-name="T4">if</text:span><text:span text:style-name="T2"> </text:span>(serialProductID<text:span text:style-name="T2"> </text:span>==<text:span text:style-name="T2"> </text:span><text:span text:style-name="T7">arduino_UNO</text:span>)</text:p>
      <text:p text:style-name="P3"><text:span text:style-name="T2"><text:s text:c="12"/></text:span><text:span text:style-name="T7">ui</text:span>-&gt;<text:span text:style-name="T7">estado</text:span>-&gt;setText(<text:span text:style-name="T1">"Arduino</text:span><text:span text:style-name="T2"> </text:span><text:span text:style-name="T1">UNO</text:span><text:span text:style-name="T2"> </text:span><text:span text:style-name="T1">R3</text:span><text:span text:style-name="T2"> </text:span><text:span text:style-name="T1">conectado"</text:span>);</text:p>
      <text:p text:style-name="P3"><text:span text:style-name="T2"><text:s text:c="8"/></text:span><text:span text:style-name="T4">else</text:span><text:span text:style-name="T2"> </text:span><text:span text:style-name="T4">if</text:span><text:span text:style-name="T2"> </text:span>(serialProductID<text:span text:style-name="T2"> </text:span>==<text:span text:style-name="T2"> </text:span><text:span text:style-name="T7">arduino_MEGA</text:span>)</text:p>
      <text:p text:style-name="P3"><text:span text:style-name="T2"><text:s text:c="12"/></text:span><text:span text:style-name="T7">ui</text:span>-&gt;<text:span text:style-name="T7">estado</text:span>-&gt;setText(<text:span text:style-name="T1">"Arduino</text:span><text:span text:style-name="T2"> </text:span><text:span text:style-name="T1">MEGA</text:span><text:span text:style-name="T2"> </text:span><text:span text:style-name="T1">conectado"</text:span>);</text:p>
      <text:p text:style-name="P3"><text:span text:style-name="T2"><text:s text:c="8"/></text:span><text:span text:style-name="T4">else</text:span></text:p>
      <text:p text:style-name="P3"><text:span text:style-name="T2"><text:s text:c="12"/></text:span><text:span text:style-name="T7">ui</text:span>-&gt;<text:span text:style-name="T7">estado</text:span>-&gt;setText(<text:span text:style-name="T1">"Error</text:span><text:span text:style-name="T2"> </text:span><text:span text:style-name="T1">3"</text:span>);</text:p>
      <text:p text:style-name="P3"><text:span text:style-name="T2"><text:s text:c="4"/></text:span>}</text:p>
      <text:p text:style-name="P3"><text:span text:style-name="T2"><text:s text:c="4"/></text:span><text:span text:style-name="T4">else</text:span><text:span text:style-name="T2"> </text:span>{</text:p>
      <text:p text:style-name="P3"><text:span text:style-name="T2"><text:s text:c="8"/></text:span><text:span text:style-name="T7">ui</text:span>-&gt;<text:span text:style-name="T7">estado</text:span>-&gt;clear();</text:p>
      <text:p text:style-name="P3"><text:span text:style-name="T2"><text:s text:c="8"/></text:span><text:span text:style-name="T7">ui</text:span>-&gt;<text:span text:style-name="T7">estado</text:span>-&gt;setText(<text:span text:style-name="T1">"No</text:span><text:span text:style-name="T2"> </text:span><text:span text:style-name="T1">hay</text:span><text:span text:style-name="T2"> </text:span><text:span text:style-name="T1">arduino"</text:span>);</text:p>
      <text:p text:style-name="P3"><text:span text:style-name="T2"><text:s text:c="4"/></text:span>}</text:p>
      <text:p text:style-name="P1">}</text:p>
      <text:p text:style-name="P3"><text:span text:style-name="T4">void</text:span><text:span text:style-name="T2"> </text:span><text:span text:style-name="T3">MainWindow</text:span>::recepcionSerialAsyncrona(){</text:p>
      <text:p text:style-name="P3"><text:span text:style-name="T2"><text:s text:c="4"/></text:span><text:span text:style-name="T4">if</text:span>(<text:span text:style-name="T7">arduino_isAvailable</text:span><text:span text:style-name="T2"> </text:span>&amp;&amp;<text:span text:style-name="T2"> </text:span><text:span text:style-name="T7">arduino</text:span>-&gt;isReadable()){</text:p>
      <text:p text:style-name="P3"><text:span text:style-name="T2"><text:s text:c="8"/></text:span><text:span text:style-name="T1">//QByteArray</text:span><text:span text:style-name="T2"> </text:span><text:span text:style-name="T1">datosLeidos</text:span><text:span text:style-name="T2"> </text:span><text:span text:style-name="T1">=</text:span><text:span text:style-name="T2"> </text:span><text:span text:style-name="T1">arduino-&gt;readAll();</text:span></text:p>
      <text:p text:style-name="P3"><text:span text:style-name="T2"><text:s text:c="8"/></text:span><text:span text:style-name="T3">QByteArray</text:span><text:span text:style-name="T2"> </text:span>datosLeidos<text:span text:style-name="T2"> </text:span>=<text:span text:style-name="T2"> </text:span><text:span text:style-name="T7">arduino</text:span>-&gt;readLine();</text:p>
      <text:p text:style-name="P3"><text:span text:style-name="T2"><text:s text:c="8"/></text:span><text:span text:style-name="T4">int</text:span><text:span text:style-name="T2"> </text:span>indice0<text:span text:style-name="T2"> </text:span>=<text:span text:style-name="T2"> </text:span>datosLeidos.indexOf(<text:span text:style-name="T1">"\n"</text:span>);</text:p>
      <text:p text:style-name="P3"><text:span text:style-name="T2"><text:s text:c="8"/></text:span><text:span text:style-name="T4">int</text:span><text:span text:style-name="T2"> </text:span>indice1<text:span text:style-name="T2"> </text:span>=<text:span text:style-name="T2"> </text:span>datosLeidos.indexOf(<text:span text:style-name="T1">"@"</text:span>);</text:p>
      <text:p text:style-name="P3"><text:span text:style-name="T2"><text:s text:c="8"/></text:span><text:span text:style-name="T3">QString</text:span><text:span text:style-name="T2"> </text:span>infoExtraida<text:span text:style-name="T2"> </text:span>=<text:span text:style-name="T2"> </text:span>datosLeidos.mid(indice1+<text:span text:style-name="T5">1</text:span>,(indice0-indice1));</text:p>
      <text:p text:style-name="P3"><text:span text:style-name="T2"><text:s text:c="8"/></text:span><text:span text:style-name="T4">int</text:span><text:span text:style-name="T2"> </text:span>datoEntero<text:span text:style-name="T2"> </text:span>=<text:span text:style-name="T2"> </text:span>infoExtraida.toInt();</text:p>
      <text:p text:style-name="P3"><text:span text:style-name="T2"><text:s text:c="8"/></text:span><text:span text:style-name="T5">qDebug</text:span>()<text:span text:style-name="T2"> </text:span>&lt;&lt;<text:span text:style-name="T2"> </text:span><text:span text:style-name="T1">"Dato:</text:span><text:span text:style-name="T2"> </text:span><text:span text:style-name="T1">"</text:span><text:span text:style-name="T2"> </text:span>&lt;&lt;<text:span text:style-name="T2"> </text:span>datoEntero<text:span text:style-name="T2"> </text:span>&lt;&lt;<text:span text:style-name="T2"> </text:span>endl;</text:p>
      <text:p text:style-name="P3"><text:span text:style-name="T2"><text:s text:c="8"/></text:span><text:span text:style-name="T4">if</text:span>(indice0&gt;=<text:span text:style-name="T5">0</text:span><text:span text:style-name="T2"> </text:span>&amp;&amp;<text:span text:style-name="T2"> </text:span>indice1&gt;=<text:span text:style-name="T5">0</text:span>)<text:span text:style-name="T2"> </text:span>{</text:p>
      <text:p text:style-name="P3"><text:span text:style-name="T2"><text:s text:c="16"/></text:span>puerta=<text:span text:style-name="T4">false</text:span>;</text:p>
      <text:p text:style-name="P3"><text:span text:style-name="T2"><text:s text:c="8"/></text:span>}</text:p>
      <text:p text:style-name="P3"><text:span text:style-name="T2"><text:s text:c="4"/></text:span>}</text:p>
      <text:p text:style-name="P1">}</text:p>
      <text:p text:style-name="P3"><text:span text:style-name="T3">MainWindow</text:span>::MainWindow(<text:span text:style-name="T3">QWidget</text:span><text:span text:style-name="T2"> </text:span>*parent)<text:span text:style-name="T2"> </text:span>:</text:p>
      <text:p text:style-name="P3"><text:span text:style-name="T2"><text:s text:c="4"/></text:span><text:span text:style-name="T3">QMainWindow</text:span>(parent),</text:p>
      <text:p text:style-name="P3"><text:span text:style-name="T2"><text:s text:c="4"/></text:span><text:span text:style-name="T7">ui</text:span>(<text:span text:style-name="T4">new</text:span><text:span text:style-name="T2"> </text:span><text:span text:style-name="T3">Ui</text:span>::<text:span text:style-name="T3">MainWindow</text:span>)</text:p>
      <text:p text:style-name="P3">{</text:p>
      <text:p text:style-name="P1"><text:span text:style-name="T2"><text:s text:c="4"/></text:span><text:span text:style-name="T7">ui</text:span>-&gt;setupUi(<text:span text:style-name="T4">this</text:span>);</text:p>
      <text:p text:style-name="P1"><text:soft-page-break/><text:span text:style-name="T2"><text:s text:c="4"/></text:span>buscaYconectaArduino();<text:span text:style-name="T2"> </text:span><text:span text:style-name="T1">//Realiza</text:span><text:span text:style-name="T2"> </text:span><text:span text:style-name="T1">una</text:span><text:span text:style-name="T2"> </text:span><text:span text:style-name="T1">busqueda</text:span><text:span text:style-name="T2"> </text:span><text:span text:style-name="T1">y</text:span><text:span text:style-name="T2"> </text:span><text:span text:style-name="T1">conecta</text:span><text:span text:style-name="T2"> </text:span><text:span text:style-name="T1">con</text:span><text:span text:style-name="T2"> </text:span><text:span text:style-name="T1">arduino</text:span></text:p>
      <text:p text:style-name="P3"><text:span text:style-name="T2"><text:s text:c="4"/></text:span><text:span text:style-name="T1">//Creando</text:span><text:span text:style-name="T2"> </text:span><text:span text:style-name="T1">timer</text:span><text:span text:style-name="T2"> </text:span><text:span text:style-name="T1">para</text:span><text:span text:style-name="T2"> </text:span><text:span text:style-name="T1">la</text:span><text:span text:style-name="T2"> </text:span><text:span text:style-name="T1">funcion</text:span><text:span text:style-name="T2"> </text:span><text:span text:style-name="T1">ftimer</text:span></text:p>
      <text:p text:style-name="P3"><text:span text:style-name="T2"><text:s text:c="4"/></text:span><text:span text:style-name="T3">QTimer</text:span><text:span text:style-name="T2"> </text:span>*cronometro<text:span text:style-name="T2"> </text:span>=<text:span text:style-name="T2"> </text:span><text:span text:style-name="T4">new</text:span><text:span text:style-name="T2"> </text:span><text:span text:style-name="T3">QTimer</text:span>(<text:span text:style-name="T4">this</text:span>);</text:p>
      <text:p text:style-name="P3"><text:span text:style-name="T2"><text:s text:c="4"/></text:span>connect(cronometro,<text:span text:style-name="T4">SIGNAL</text:span>(timeout()),<text:span text:style-name="T4">this</text:span>,<text:span text:style-name="T4">SLOT</text:span>(ftimer()));</text:p>
      <text:p text:style-name="P1"><text:span text:style-name="T2"><text:s text:c="4"/></text:span>cronometro-&gt;start(<text:span text:style-name="T5">10</text:span>);</text:p>
      <text:p text:style-name="P3"><text:span text:style-name="T2"><text:s text:c="4"/></text:span><text:span text:style-name="T1">//Abrir</text:span><text:span text:style-name="T2"> </text:span><text:span text:style-name="T1">camara</text:span></text:p>
      <text:p text:style-name="P3"><text:span text:style-name="T2"><text:s text:c="4"/></text:span><text:span text:style-name="T4">if</text:span>(!camara1.<text:span text:style-name="T6">isOpened</text:span>())<text:span text:style-name="T2"> </text:span>{</text:p>
      <text:p text:style-name="P3"><text:span text:style-name="T2"><text:s text:c="8"/></text:span>camara1.<text:span text:style-name="T6">open</text:span>(<text:span text:style-name="T5">0</text:span>);</text:p>
      <text:p text:style-name="P3"><text:span text:style-name="T2"><text:s text:c="4"/></text:span>}</text:p>
      <text:p text:style-name="P1">}</text:p>
      <text:p text:style-name="P3"><text:span text:style-name="T3">MainWindow</text:span>::~<text:span text:style-name="T6">MainWindow</text:span>()</text:p>
      <text:p text:style-name="P3">{</text:p>
      <text:p text:style-name="P3"><text:span text:style-name="T2"><text:s text:c="4"/></text:span><text:span text:style-name="T4">delete</text:span><text:span text:style-name="T2"> </text:span><text:span text:style-name="T7">ui</text:span>;</text:p>
      <text:p text:style-name="P1">}</text:p>
      <text:p text:style-name="P3"><text:span text:style-name="T1">//Las</text:span><text:span text:style-name="T2"> </text:span><text:span text:style-name="T1">siguientes</text:span><text:span text:style-name="T2"> </text:span><text:span text:style-name="T1">6</text:span><text:span text:style-name="T2"> </text:span><text:span text:style-name="T1">funciones</text:span><text:span text:style-name="T2"> </text:span><text:span text:style-name="T1">muestran</text:span><text:span text:style-name="T2"> </text:span><text:span text:style-name="T1">el</text:span><text:span text:style-name="T2"> </text:span><text:span text:style-name="T1">valor</text:span><text:span text:style-name="T2"> </text:span><text:span text:style-name="T1">de</text:span><text:span text:style-name="T2"> </text:span><text:span text:style-name="T1">cada</text:span><text:span text:style-name="T2"> </text:span><text:span text:style-name="T1">slider</text:span><text:span text:style-name="T2"> </text:span><text:span text:style-name="T1">en</text:span><text:span text:style-name="T2"> </text:span><text:span text:style-name="T1">su</text:span><text:span text:style-name="T2"> </text:span><text:span text:style-name="T1">respectivo</text:span><text:span text:style-name="T2"> </text:span><text:span text:style-name="T1">lcd</text:span></text:p>
      <text:p text:style-name="P3"><text:span text:style-name="T4">void</text:span><text:span text:style-name="T2"> </text:span><text:span text:style-name="T3">MainWindow</text:span>::on_c0_min_valueChanged(<text:span text:style-name="T4">int</text:span><text:span text:style-name="T2"> </text:span>value)</text:p>
      <text:p text:style-name="P3">{</text:p>
      <text:p text:style-name="P3"><text:span text:style-name="T2"><text:s text:c="4"/></text:span><text:span text:style-name="T7">ui</text:span>-&gt;<text:span text:style-name="T7">lcd_c0_min</text:span>-&gt;display(value);</text:p>
      <text:p text:style-name="P1">}</text:p>
      <text:p text:style-name="P3"><text:span text:style-name="T4">void</text:span><text:span text:style-name="T2"> </text:span><text:span text:style-name="T3">MainWindow</text:span>::on_c1_min_valueChanged(<text:span text:style-name="T4">int</text:span><text:span text:style-name="T2"> </text:span>value)</text:p>
      <text:p text:style-name="P3">{</text:p>
      <text:p text:style-name="P3"><text:span text:style-name="T2"><text:s text:c="4"/></text:span><text:span text:style-name="T7">ui</text:span>-&gt;<text:span text:style-name="T7">lcd_c1_min</text:span>-&gt;display(value);</text:p>
      <text:p text:style-name="P1">}</text:p>
      <text:p text:style-name="P3"><text:span text:style-name="T4">void</text:span><text:span text:style-name="T2"> </text:span><text:span text:style-name="T3">MainWindow</text:span>::on_c2_min_valueChanged(<text:span text:style-name="T4">int</text:span><text:span text:style-name="T2"> </text:span>value)</text:p>
      <text:p text:style-name="P3">{</text:p>
      <text:p text:style-name="P3"><text:span text:style-name="T2"><text:s text:c="4"/></text:span><text:span text:style-name="T7">ui</text:span>-&gt;<text:span text:style-name="T7">lcd_c2_min</text:span>-&gt;display(value);</text:p>
      <text:p text:style-name="P1">}</text:p>
      <text:p text:style-name="P3"><text:span text:style-name="T4">void</text:span><text:span text:style-name="T2"> </text:span><text:span text:style-name="T3">MainWindow</text:span>::on_c0_max_valueChanged(<text:span text:style-name="T4">int</text:span><text:span text:style-name="T2"> </text:span>value)</text:p>
      <text:p text:style-name="P3">{</text:p>
      <text:p text:style-name="P3"><text:span text:style-name="T2"><text:s text:c="4"/></text:span><text:span text:style-name="T7">ui</text:span>-&gt;<text:span text:style-name="T7">lcd_c0_max</text:span>-&gt;display(value);</text:p>
      <text:p text:style-name="P1">}</text:p>
      <text:p text:style-name="P3"><text:span text:style-name="T4">void</text:span><text:span text:style-name="T2"> </text:span><text:span text:style-name="T3">MainWindow</text:span>::on_c1_max_valueChanged(<text:span text:style-name="T4">int</text:span><text:span text:style-name="T2"> </text:span>value)</text:p>
      <text:p text:style-name="P3">{</text:p>
      <text:p text:style-name="P3"><text:span text:style-name="T2"><text:s text:c="4"/></text:span><text:span text:style-name="T7">ui</text:span>-&gt;<text:span text:style-name="T7">lcd_c1_max</text:span>-&gt;display(value);</text:p>
      <text:p text:style-name="P1">}</text:p>
      <text:p text:style-name="P3"><text:span text:style-name="T4">void</text:span><text:span text:style-name="T2"> </text:span><text:span text:style-name="T3">MainWindow</text:span>::on_c2_max_valueChanged(<text:span text:style-name="T4">int</text:span><text:span text:style-name="T2"> </text:span>value)</text:p>
      <text:p text:style-name="P3">{</text:p>
      <text:p text:style-name="P3"><text:span text:style-name="T2"><text:s text:c="4"/></text:span><text:span text:style-name="T7">ui</text:span>-&gt;<text:span text:style-name="T7">lcd_c2_max</text:span>-&gt;display(value);</text:p>
      <text:p text:style-name="P1">}</text:p>
      <text:p text:style-name="P5"><text:span text:style-name="T5"/></text:p>
      <text:p text:style-name="P4"><text:span text:style-name="T5"/></text:p>
      <text:p text:style-name="P4"><text:span text:style-name="T5">#ifndef</text:span><text:span text:style-name="T2"> </text:span>MAINWINDOW_H</text:p>
      <text:p text:style-name="P1"><text:span text:style-name="T5">#define</text:span><text:span text:style-name="T2"> </text:span><text:span text:style-name="T5">MAINWINDOW_H</text:span></text:p>
      <text:p text:style-name="P3"><text:span text:style-name="T5">#include</text:span><text:span text:style-name="T2"> </text:span><text:span text:style-name="T1">&lt;QMainWindow&gt;</text:span></text:p>
      <text:p text:style-name="P1"><text:span text:style-name="T5">#include</text:span><text:span text:style-name="T2"> </text:span><text:span text:style-name="T1">&lt;QtSerialPort/QSerialPort&gt;</text:span></text:p>
      <text:p text:style-name="P3"><text:soft-page-break/><text:span text:style-name="T4">namespace</text:span><text:span text:style-name="T2"> </text:span><text:span text:style-name="T3">Ui</text:span><text:span text:style-name="T2"> </text:span>{</text:p>
      <text:p text:style-name="P3"><text:span text:style-name="T4">class</text:span><text:span text:style-name="T2"> </text:span><text:span text:style-name="T3">MainWindow</text:span>;</text:p>
      <text:p text:style-name="P1">}</text:p>
      <text:p text:style-name="P3"><text:span text:style-name="T4">class</text:span><text:span text:style-name="T2"> </text:span><text:span text:style-name="T3">MainWindow</text:span><text:span text:style-name="T2"> </text:span>:<text:span text:style-name="T2"> </text:span><text:span text:style-name="T4">public</text:span><text:span text:style-name="T2"> </text:span><text:span text:style-name="T3">QMainWindow</text:span></text:p>
      <text:p text:style-name="P3">{</text:p>
      <text:p text:style-name="P1"><text:span text:style-name="T2"><text:s text:c="4"/></text:span><text:span text:style-name="T5">Q_OBJECT</text:span></text:p>
      <text:p text:style-name="P3"><text:span text:style-name="T4">public</text:span>:</text:p>
      <text:p text:style-name="P3"><text:span text:style-name="T2"><text:s text:c="4"/></text:span><text:span text:style-name="T4">explicit</text:span><text:span text:style-name="T2"> </text:span><text:span text:style-name="T3">MainWindow</text:span>(<text:span text:style-name="T3">QWidget</text:span><text:span text:style-name="T2"> </text:span>*parent<text:span text:style-name="T2"> </text:span>=<text:span text:style-name="T2"> </text:span><text:span text:style-name="T5">0</text:span>);</text:p>
      <text:p text:style-name="P1"><text:span text:style-name="T2"><text:s text:c="4"/></text:span>~<text:span text:style-name="T6">MainWindow</text:span>();</text:p>
      <text:p text:style-name="P3"><text:span text:style-name="T4">private</text:span><text:span text:style-name="T2"> </text:span><text:span text:style-name="T4">slots</text:span>:</text:p>
      <text:p text:style-name="P1"><text:span text:style-name="T2"><text:s text:c="4"/></text:span><text:span text:style-name="T4">void</text:span><text:span text:style-name="T2"> </text:span>ftimer();</text:p>
      <text:p text:style-name="P1"><text:span text:style-name="T2"><text:s text:c="4"/></text:span><text:span text:style-name="T4">void</text:span><text:span text:style-name="T2"> </text:span>on_c0_min_valueChanged(<text:span text:style-name="T4">int</text:span><text:span text:style-name="T2"> </text:span>value);</text:p>
      <text:p text:style-name="P1"><text:span text:style-name="T2"><text:s text:c="4"/></text:span><text:span text:style-name="T4">void</text:span><text:span text:style-name="T2"> </text:span>on_c1_min_valueChanged(<text:span text:style-name="T4">int</text:span><text:span text:style-name="T2"> </text:span>value);</text:p>
      <text:p text:style-name="P1"><text:span text:style-name="T2"><text:s text:c="4"/></text:span><text:span text:style-name="T4">void</text:span><text:span text:style-name="T2"> </text:span>on_c2_min_valueChanged(<text:span text:style-name="T4">int</text:span><text:span text:style-name="T2"> </text:span>value);</text:p>
      <text:p text:style-name="P1"><text:span text:style-name="T2"><text:s text:c="4"/></text:span><text:span text:style-name="T4">void</text:span><text:span text:style-name="T2"> </text:span>on_c0_max_valueChanged(<text:span text:style-name="T4">int</text:span><text:span text:style-name="T2"> </text:span>value);</text:p>
      <text:p text:style-name="P1"><text:span text:style-name="T2"><text:s text:c="4"/></text:span><text:span text:style-name="T4">void</text:span><text:span text:style-name="T2"> </text:span>on_c1_max_valueChanged(<text:span text:style-name="T4">int</text:span><text:span text:style-name="T2"> </text:span>value);</text:p>
      <text:p text:style-name="P1"><text:span text:style-name="T2"><text:s text:c="4"/></text:span><text:span text:style-name="T4">void</text:span><text:span text:style-name="T2"> </text:span>on_c2_max_valueChanged(<text:span text:style-name="T4">int</text:span><text:span text:style-name="T2"> </text:span>value);</text:p>
      <text:p text:style-name="P1"><text:span text:style-name="T2"><text:s text:c="4"/></text:span><text:span text:style-name="T4">void</text:span><text:span text:style-name="T2"> </text:span><text:span text:style-name="T6">mousePressEvent</text:span>(<text:span text:style-name="T3">QMouseEvent</text:span><text:span text:style-name="T2"> </text:span>*evento);</text:p>
      <text:p text:style-name="P3"><text:span text:style-name="T4">private</text:span>:</text:p>
      <text:p text:style-name="P3"><text:span text:style-name="T2"><text:s text:c="4"/></text:span><text:span text:style-name="T3">Ui</text:span>::<text:span text:style-name="T3">MainWindow</text:span><text:span text:style-name="T2"> </text:span>*<text:span text:style-name="T7">ui</text:span>;</text:p>
      <text:p text:style-name="P3"><text:span text:style-name="T2"><text:s text:c="4"/></text:span><text:span text:style-name="T3">QSerialPort</text:span><text:span text:style-name="T2"> </text:span>*<text:span text:style-name="T7">arduino</text:span>;</text:p>
      <text:p text:style-name="P3"><text:span text:style-name="T2"><text:s text:c="4"/></text:span><text:span text:style-name="T3">QString</text:span><text:span text:style-name="T2"> </text:span><text:span text:style-name="T7">arduinoPort</text:span>;</text:p>
      <text:p text:style-name="P3"><text:span text:style-name="T2"><text:s text:c="4"/></text:span><text:span text:style-name="T4">static</text:span><text:span text:style-name="T2"> </text:span><text:span text:style-name="T4">const</text:span><text:span text:style-name="T2"> </text:span><text:span text:style-name="T3">quint16</text:span><text:span text:style-name="T2"> </text:span><text:span text:style-name="T7">arduino_UNO</text:span><text:span text:style-name="T2"> </text:span>=<text:span text:style-name="T5">67</text:span>;</text:p>
      <text:p text:style-name="P3"><text:span text:style-name="T2"><text:s text:c="4"/></text:span><text:span text:style-name="T4">static</text:span><text:span text:style-name="T2"> </text:span><text:span text:style-name="T4">const</text:span><text:span text:style-name="T2"> </text:span><text:span text:style-name="T3">quint16</text:span><text:span text:style-name="T2"> </text:span><text:span text:style-name="T7">arduino_MEGA</text:span><text:span text:style-name="T2"> </text:span>=<text:span text:style-name="T5">66</text:span>;</text:p>
      <text:p text:style-name="P3"><text:span text:style-name="T2"><text:s text:c="4"/></text:span><text:span text:style-name="T4">bool</text:span><text:span text:style-name="T2"> </text:span><text:span text:style-name="T7">arduino_isAvailable</text:span>;<text:span text:style-name="T2"> </text:span><text:span text:style-name="T1">//Indica</text:span><text:span text:style-name="T2"> </text:span><text:span text:style-name="T1">que</text:span><text:span text:style-name="T2"> </text:span><text:span text:style-name="T1">hay</text:span><text:span text:style-name="T2"> </text:span><text:span text:style-name="T1">conexion</text:span><text:span text:style-name="T2"> </text:span><text:span text:style-name="T1">con</text:span><text:span text:style-name="T2"> </text:span><text:span text:style-name="T1">arduino</text:span></text:p>
      <text:p text:style-name="P3"><text:span text:style-name="T2"><text:s text:c="4"/></text:span><text:span text:style-name="T4">void</text:span><text:span text:style-name="T2"> </text:span>buscaYconectaArduino();<text:span text:style-name="T2"> </text:span><text:span text:style-name="T1">//Funcion</text:span><text:span text:style-name="T2"> </text:span><text:span text:style-name="T1">que</text:span><text:span text:style-name="T2"> </text:span><text:span text:style-name="T1">realiza</text:span><text:span text:style-name="T2"> </text:span><text:span text:style-name="T1">la</text:span><text:span text:style-name="T2"> </text:span><text:span text:style-name="T1">conexion</text:span><text:span text:style-name="T2"> </text:span><text:span text:style-name="T1">con</text:span><text:span text:style-name="T2"> </text:span><text:span text:style-name="T1">arduino</text:span></text:p>
      <text:p text:style-name="P3"><text:span text:style-name="T2"><text:s text:c="4"/></text:span><text:span text:style-name="T4">void</text:span><text:span text:style-name="T2"> </text:span>recepcionSerialAsyncrona();</text:p>
      <text:p text:style-name="P3"><text:span text:style-name="T2"><text:s text:c="4"/></text:span><text:span text:style-name="T4">void</text:span><text:span text:style-name="T2"> </text:span>detectarColor(<text:span text:style-name="T4">int</text:span><text:span text:style-name="T2"> </text:span>c0_max,<text:span text:style-name="T2"> </text:span><text:span text:style-name="T4">int</text:span><text:span text:style-name="T2"> </text:span>c0_min,<text:span text:style-name="T2"> </text:span><text:span text:style-name="T4">int</text:span><text:span text:style-name="T2"> </text:span>c1_max,<text:span text:style-name="T2"> </text:span><text:span text:style-name="T4">int</text:span><text:span text:style-name="T2"> </text:span>c1_min,<text:span text:style-name="T2"> </text:span><text:span text:style-name="T4">int</text:span><text:span text:style-name="T2"> </text:span>c2_max,<text:span text:style-name="T2"> </text:span><text:span text:style-name="T4">int</text:span><text:span text:style-name="T2"> </text:span>c2_min);</text:p>
      <text:p text:style-name="P1">};</text:p>
      <text:p text:style-name="P3"><text:span text:style-name="T5">#endif</text:span><text:span text:style-name="T2"> </text:span><text:span text:style-name="T1">//</text:span><text:span text:style-name="T2"> </text:span><text:span text:style-name="T1">MAINWINDOW_H</text:span></text:p>
      <text:p text:style-name="P4"/>
      <text:p text:style-name="P4"/>
      <text:p text:style-name="P4">#-------------------------------------------------</text:p>
      <text:p text:style-name="P4">#</text:p>
      <text:p text:style-name="P3"><text:span text:style-name="T1">#</text:span><text:span text:style-name="T2"> </text:span><text:span text:style-name="T1">Project</text:span><text:span text:style-name="T2"> </text:span><text:span text:style-name="T1">created</text:span><text:span text:style-name="T2"> </text:span><text:span text:style-name="T1">by</text:span><text:span text:style-name="T2"> </text:span><text:span text:style-name="T1">QtCreator</text:span><text:span text:style-name="T2"> </text:span><text:span text:style-name="T1">2018-02-26T20:06:57</text:span></text:p>
      <text:p text:style-name="P4">#</text:p>
      <text:p text:style-name="P2">#-------------------------------------------------</text:p>
      <text:p text:style-name="P1"><text:span text:style-name="T3">QT</text:span><text:span text:style-name="T2"> <text:s text:c="6"/></text:span>+=<text:span text:style-name="T2"> </text:span>core<text:span text:style-name="T2"> </text:span>gui<text:span text:style-name="T2"> </text:span>serialport</text:p>
      <text:p text:style-name="P1"><text:span text:style-name="T4">greaterThan</text:span>(<text:span text:style-name="T3">QT_MAJOR_VERSION</text:span>,<text:span text:style-name="T2"> </text:span>4):<text:span text:style-name="T2"> </text:span><text:span text:style-name="T3">QT</text:span><text:span text:style-name="T2"> </text:span>+=<text:span text:style-name="T2"> </text:span>widgets</text:p>
      <text:p text:style-name="P3"><text:span text:style-name="T3">TARGET</text:span><text:span text:style-name="T2"> </text:span>=<text:span text:style-name="T2"> </text:span><text:span text:style-name="T3">QT</text:span>-Detector-de-color</text:p>
      <text:p text:style-name="P1"><text:soft-page-break/><text:span text:style-name="T3">TEMPLATE</text:span><text:span text:style-name="T2"> </text:span>=<text:span text:style-name="T2"> </text:span>app</text:p>
      <text:p text:style-name="P3"><text:span text:style-name="T1">#</text:span><text:span text:style-name="T2"> </text:span><text:span text:style-name="T1">The</text:span><text:span text:style-name="T2"> </text:span><text:span text:style-name="T1">following</text:span><text:span text:style-name="T2"> </text:span><text:span text:style-name="T1">define</text:span><text:span text:style-name="T2"> </text:span><text:span text:style-name="T1">makes</text:span><text:span text:style-name="T2"> </text:span><text:span text:style-name="T1">your</text:span><text:span text:style-name="T2"> </text:span><text:span text:style-name="T1">compiler</text:span><text:span text:style-name="T2"> </text:span><text:span text:style-name="T1">emit</text:span><text:span text:style-name="T2"> </text:span><text:span text:style-name="T1">warnings</text:span><text:span text:style-name="T2"> </text:span><text:span text:style-name="T1">if</text:span><text:span text:style-name="T2"> </text:span><text:span text:style-name="T1">you</text:span><text:span text:style-name="T2"> </text:span><text:span text:style-name="T1">use</text:span></text:p>
      <text:p text:style-name="P3"><text:span text:style-name="T1">#</text:span><text:span text:style-name="T2"> </text:span><text:span text:style-name="T1">any</text:span><text:span text:style-name="T2"> </text:span><text:span text:style-name="T1">feature</text:span><text:span text:style-name="T2"> </text:span><text:span text:style-name="T1">of</text:span><text:span text:style-name="T2"> </text:span><text:span text:style-name="T1">Qt</text:span><text:span text:style-name="T2"> </text:span><text:span text:style-name="T1">which</text:span><text:span text:style-name="T2"> </text:span><text:span text:style-name="T1">has</text:span><text:span text:style-name="T2"> </text:span><text:span text:style-name="T1">been</text:span><text:span text:style-name="T2"> </text:span><text:span text:style-name="T1">marked</text:span><text:span text:style-name="T2"> </text:span><text:span text:style-name="T1">as</text:span><text:span text:style-name="T2"> </text:span><text:span text:style-name="T1">deprecated</text:span><text:span text:style-name="T2"> </text:span><text:span text:style-name="T1">(the</text:span><text:span text:style-name="T2"> </text:span><text:span text:style-name="T1">exact</text:span><text:span text:style-name="T2"> </text:span><text:span text:style-name="T1">warnings</text:span></text:p>
      <text:p text:style-name="P3"><text:span text:style-name="T1">#</text:span><text:span text:style-name="T2"> </text:span><text:span text:style-name="T1">depend</text:span><text:span text:style-name="T2"> </text:span><text:span text:style-name="T1">on</text:span><text:span text:style-name="T2"> </text:span><text:span text:style-name="T1">your</text:span><text:span text:style-name="T2"> </text:span><text:span text:style-name="T1">compiler).</text:span><text:span text:style-name="T2"> </text:span><text:span text:style-name="T1">Please</text:span><text:span text:style-name="T2"> </text:span><text:span text:style-name="T1">consult</text:span><text:span text:style-name="T2"> </text:span><text:span text:style-name="T1">the</text:span><text:span text:style-name="T2"> </text:span><text:span text:style-name="T1">documentation</text:span><text:span text:style-name="T2"> </text:span><text:span text:style-name="T1">of</text:span><text:span text:style-name="T2"> </text:span><text:span text:style-name="T1">the</text:span></text:p>
      <text:p text:style-name="P3"><text:span text:style-name="T1">#</text:span><text:span text:style-name="T2"> </text:span><text:span text:style-name="T1">deprecated</text:span><text:span text:style-name="T2"> </text:span><text:span text:style-name="T1">API</text:span><text:span text:style-name="T2"> </text:span><text:span text:style-name="T1">in</text:span><text:span text:style-name="T2"> </text:span><text:span text:style-name="T1">order</text:span><text:span text:style-name="T2"> </text:span><text:span text:style-name="T1">to</text:span><text:span text:style-name="T2"> </text:span><text:span text:style-name="T1">know</text:span><text:span text:style-name="T2"> </text:span><text:span text:style-name="T1">how</text:span><text:span text:style-name="T2"> </text:span><text:span text:style-name="T1">to</text:span><text:span text:style-name="T2"> </text:span><text:span text:style-name="T1">port</text:span><text:span text:style-name="T2"> </text:span><text:span text:style-name="T1">your</text:span><text:span text:style-name="T2"> </text:span><text:span text:style-name="T1">code</text:span><text:span text:style-name="T2"> </text:span><text:span text:style-name="T1">away</text:span><text:span text:style-name="T2"> </text:span><text:span text:style-name="T1">from</text:span><text:span text:style-name="T2"> </text:span><text:span text:style-name="T1">it.</text:span></text:p>
      <text:p text:style-name="P1"><text:span text:style-name="T3">DEFINES</text:span><text:span text:style-name="T2"> </text:span>+=<text:span text:style-name="T2"> </text:span>QT_DEPRECATED_WARNINGS</text:p>
      <text:p text:style-name="P3"><text:span text:style-name="T1">#</text:span><text:span text:style-name="T2"> </text:span><text:span text:style-name="T1">You</text:span><text:span text:style-name="T2"> </text:span><text:span text:style-name="T1">can</text:span><text:span text:style-name="T2"> </text:span><text:span text:style-name="T1">also</text:span><text:span text:style-name="T2"> </text:span><text:span text:style-name="T1">make</text:span><text:span text:style-name="T2"> </text:span><text:span text:style-name="T1">your</text:span><text:span text:style-name="T2"> </text:span><text:span text:style-name="T1">code</text:span><text:span text:style-name="T2"> </text:span><text:span text:style-name="T1">fail</text:span><text:span text:style-name="T2"> </text:span><text:span text:style-name="T1">to</text:span><text:span text:style-name="T2"> </text:span><text:span text:style-name="T1">compile</text:span><text:span text:style-name="T2"> </text:span><text:span text:style-name="T1">if</text:span><text:span text:style-name="T2"> </text:span><text:span text:style-name="T1">you</text:span><text:span text:style-name="T2"> </text:span><text:span text:style-name="T1">use</text:span><text:span text:style-name="T2"> </text:span><text:span text:style-name="T1">deprecated</text:span><text:span text:style-name="T2"> </text:span><text:span text:style-name="T1">APIs.</text:span></text:p>
      <text:p text:style-name="P3"><text:span text:style-name="T1">#</text:span><text:span text:style-name="T2"> </text:span><text:span text:style-name="T1">In</text:span><text:span text:style-name="T2"> </text:span><text:span text:style-name="T1">order</text:span><text:span text:style-name="T2"> </text:span><text:span text:style-name="T1">to</text:span><text:span text:style-name="T2"> </text:span><text:span text:style-name="T1">do</text:span><text:span text:style-name="T2"> </text:span><text:span text:style-name="T1">so,</text:span><text:span text:style-name="T2"> </text:span><text:span text:style-name="T1">uncomment</text:span><text:span text:style-name="T2"> </text:span><text:span text:style-name="T1">the</text:span><text:span text:style-name="T2"> </text:span><text:span text:style-name="T1">following</text:span><text:span text:style-name="T2"> </text:span><text:span text:style-name="T1">line.</text:span></text:p>
      <text:p text:style-name="P3"><text:span text:style-name="T1">#</text:span><text:span text:style-name="T2"> </text:span><text:span text:style-name="T1">You</text:span><text:span text:style-name="T2"> </text:span><text:span text:style-name="T1">can</text:span><text:span text:style-name="T2"> </text:span><text:span text:style-name="T1">also</text:span><text:span text:style-name="T2"> </text:span><text:span text:style-name="T1">select</text:span><text:span text:style-name="T2"> </text:span><text:span text:style-name="T1">to</text:span><text:span text:style-name="T2"> </text:span><text:span text:style-name="T1">disable</text:span><text:span text:style-name="T2"> </text:span><text:span text:style-name="T1">deprecated</text:span><text:span text:style-name="T2"> </text:span><text:span text:style-name="T1">APIs</text:span><text:span text:style-name="T2"> </text:span><text:span text:style-name="T1">only</text:span><text:span text:style-name="T2"> </text:span><text:span text:style-name="T1">up</text:span><text:span text:style-name="T2"> </text:span><text:span text:style-name="T1">to</text:span><text:span text:style-name="T2"> </text:span><text:span text:style-name="T1">a</text:span><text:span text:style-name="T2"> </text:span><text:span text:style-name="T1">certain</text:span><text:span text:style-name="T2"> </text:span><text:span text:style-name="T1">version</text:span><text:span text:style-name="T2"> </text:span><text:span text:style-name="T1">of</text:span><text:span text:style-name="T2"> </text:span><text:span text:style-name="T1">Qt.</text:span></text:p>
      <text:p text:style-name="P1"><text:span text:style-name="T1">#DEFINES</text:span><text:span text:style-name="T2"> </text:span><text:span text:style-name="T1">+=</text:span><text:span text:style-name="T2"> </text:span><text:span text:style-name="T1">QT_DISABLE_DEPRECATED_BEFORE=0x060000</text:span><text:span text:style-name="T2"> <text:s text:c="3"/></text:span><text:span text:style-name="T1">#</text:span><text:span text:style-name="T2"> </text:span><text:span text:style-name="T1">disables</text:span><text:span text:style-name="T2"> </text:span><text:span text:style-name="T1">all</text:span><text:span text:style-name="T2"> </text:span><text:span text:style-name="T1">the</text:span><text:span text:style-name="T2"> </text:span><text:span text:style-name="T1">APIs</text:span><text:span text:style-name="T2"> </text:span><text:span text:style-name="T1">deprecated</text:span><text:span text:style-name="T2"> </text:span><text:span text:style-name="T1">before</text:span><text:span text:style-name="T2"> </text:span><text:span text:style-name="T1">Qt</text:span><text:span text:style-name="T2"> </text:span><text:span text:style-name="T1">6.0.0</text:span></text:p>
      <text:p text:style-name="P3"><text:span text:style-name="T3">INCLUDEPATH</text:span><text:span text:style-name="T2"> </text:span>+=<text:span text:style-name="T2"> </text:span>/usr/local/<text:span text:style-name="T4">include</text:span>/opencv2</text:p>
      <text:p text:style-name="P3"><text:span text:style-name="T3">LIBS</text:span><text:span text:style-name="T2"> </text:span>+=<text:span text:style-name="T2"> </text:span>-L/usr/local/lib<text:span text:style-name="T2"> </text:span>-lopencv_core<text:span text:style-name="T2"> </text:span>-lopencv_imgcodecs<text:span text:style-name="T2"> </text:span>-lopencv_highgui<text:span text:style-name="T2"> </text:span>-lopencv_videoio</text:p>
      <text:p text:style-name="P3"><text:span text:style-name="T3">CONFIG</text:span><text:span text:style-name="T2"> </text:span>+=<text:span text:style-name="T2"> </text:span>link_pkgconfig</text:p>
      <text:p text:style-name="P1"><text:span text:style-name="T3">PKGCONFIG</text:span><text:span text:style-name="T2"> </text:span>+=<text:span text:style-name="T2"> </text:span>opencv</text:p>
      <text:p text:style-name="P3"><text:span text:style-name="T3">SOURCES</text:span><text:span text:style-name="T2"> </text:span>+=<text:span text:style-name="T2"> </text:span>\</text:p>
      <text:p text:style-name="P3"><text:span text:style-name="T2"><text:s text:c="8"/></text:span>main.cpp<text:span text:style-name="T2"> </text:span>\</text:p>
      <text:p text:style-name="P3"><text:span text:style-name="T2"><text:s text:c="8"/></text:span>mainwindow.cpp<text:span text:style-name="T2"> </text:span>\</text:p>
      <text:p text:style-name="P1"><text:span text:style-name="T2"><text:s text:c="8"/></text:span>mat2qimage.cpp</text:p>
      <text:p text:style-name="P3"><text:span text:style-name="T3">HEADERS</text:span><text:span text:style-name="T2"> </text:span>+=<text:span text:style-name="T2"> </text:span>\</text:p>
      <text:p text:style-name="P3"><text:span text:style-name="T2"><text:s text:c="8"/></text:span>mainwindow.h<text:span text:style-name="T2"> </text:span>\</text:p>
      <text:p text:style-name="P1"><text:span text:style-name="T2"><text:s text:c="8"/></text:span>mat2qimage.h</text:p>
      <text:p text:style-name="P3"><text:span text:style-name="T3">FORMS</text:span><text:span text:style-name="T2"> </text:span>+=<text:span text:style-name="T2"> </text:span>\</text:p>
      <text:p text:style-name="P3"><text:span text:style-name="T2"><text:s text:c="8"/></text:span>mainwindow.u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2:14:23.049530626</meta:creation-date>
    <dc:date>2018-03-20T02:15:38.726398286</dc:date>
    <meta:editing-duration>PT1M16S</meta:editing-duration>
    <meta:editing-cycles>1</meta:editing-cycles>
    <meta:document-statistic meta:table-count="0" meta:image-count="0" meta:object-count="0" meta:page-count="8" meta:paragraph-count="351" meta:word-count="1094" meta:character-count="12466" meta:non-whitespace-character-count="9797"/>
    <meta:generator>LibreOffice/5.1.6.2$Linux_X86_64 LibreOffice_project/10m0$Build-2</meta:generator>
  </office:meta>
</office:document-meta>
</file>